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2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4902in" svg:height="4.4055in" svg:x="7.4555in" svg:y="3.6961in">
            <draw:object draw:notify-on-update-of-ranges="Sheet1.J2:Sheet1.J21 Sheet1.K1:Sheet1.K1 Sheet1.K2:Sheet1.K21 Sheet1.L1:Sheet1.L1 Sheet1.L2:Sheet1.L21 Sheet1.M1:Sheet1.M1 Sheet1.M2:Sheet1.M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#Buckets</text:p>
          </table:table-cell>
          <table:table-cell office:value-type="string">
            <text:p>Exacto</text:p>
          </table:table-cell>
          <table:table-cell office:value-type="string">
            <text:p>Clasico</text:p>
          </table:table-cell>
          <table:table-cell office:value-type="string">
            <text:p>Steps</text:p>
          </table:table-cell>
          <table:table-cell office:value-type="string">
            <text:p>Propia</text:p>
          </table:table-cell>
          <table:table-cell office:value-type="string">
            <text:p>Error Clasico</text:p>
          </table:table-cell>
          <table:table-cell office:value-type="string">
            <text:p>Error Steps</text:p>
          </table:table-cell>
          <table:table-cell office:value-type="string">
            <text:p>Error Propia</text:p>
          </table:table-cell>
          <table:table-cell/>
          <table:table-cell office:value-type="string">
            <text:p>#Buckets</text:p>
          </table:table-cell>
          <table:table-cell office:value-type="string">
            <text:p>Prom. Error Clasico</text:p>
          </table:table-cell>
          <table:table-cell office:value-type="string">
            <text:p>Prom. Error Steps</text:p>
          </table:table-cell>
          <table:table-cell office:value-type="string">
            <text:p>Prom. Error Propi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6775">
            <text:p>0.96775</text:p>
          </table:table-cell>
          <table:table-cell office:value-type="float" office:value="0.90128">
            <text:p>0.90128</text:p>
          </table:table-cell>
          <table:table-cell office:value-type="float" office:value="0.933333333333">
            <text:p>0.9333333333</text:p>
          </table:table-cell>
          <table:table-cell office:value-type="float" office:value="0.90217">
            <text:p>0.90217</text:p>
          </table:table-cell>
          <table:table-cell table:formula="of:=ABS([.$B$2]-[.C2])" office:value-type="float" office:value="0.06647">
            <text:p>0.06647</text:p>
          </table:table-cell>
          <table:table-cell table:formula="of:=ABS([.$B$2]-[.D2])" office:value-type="float" office:value="0.0344166666670002">
            <text:p>0.0344166667</text:p>
          </table:table-cell>
          <table:table-cell table:formula="of:=ABS([.$B$2]-[.E2])" office:value-type="float" office:value="0.0655800000000001">
            <text:p>0.06558</text:p>
          </table:table-cell>
          <table:table-cell/>
          <table:table-cell office:value-type="float" office:value="10">
            <text:p>10</text:p>
          </table:table-cell>
          <table:table-cell table:formula="of:=AVERAGE([.F2:.F6])" office:value-type="float" office:value="0.48415">
            <text:p>0.48415</text:p>
          </table:table-cell>
          <table:table-cell table:formula="of:=AVERAGE([.G2:.G6])" office:value-type="float" office:value="0.4610833333336">
            <text:p>0.4610833333</text:p>
          </table:table-cell>
          <table:table-cell table:formula="of:=AVERAGE([.H2:.H6])" office:value-type="float" office:value="0.485018">
            <text:p>0.48501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4962">
            <text:p>0.84962</text:p>
          </table:table-cell>
          <table:table-cell office:value-type="float" office:value="0.80133">
            <text:p>0.80133</text:p>
          </table:table-cell>
          <table:table-cell office:value-type="float" office:value="0.833333333333">
            <text:p>0.8333333333</text:p>
          </table:table-cell>
          <table:table-cell office:value-type="float" office:value="0.80043">
            <text:p>0.80043</text:p>
          </table:table-cell>
          <table:table-cell table:formula="of:=ABS([.$B$2]-[.C3])" office:value-type="float" office:value="0.16642">
            <text:p>0.16642</text:p>
          </table:table-cell>
          <table:table-cell table:formula="of:=ABS([.$B$2]-[.D3])" office:value-type="float" office:value="0.134416666667">
            <text:p>0.1344166667</text:p>
          </table:table-cell>
          <table:table-cell table:formula="of:=ABS([.$B$2]-[.E3])" office:value-type="float" office:value="0.16732">
            <text:p>0.16732</text:p>
          </table:table-cell>
          <table:table-cell/>
          <table:table-cell office:value-type="float" office:value="20">
            <text:p>20</text:p>
          </table:table-cell>
          <table:table-cell table:formula="of:=AVERAGE([.F7:.F11])" office:value-type="float" office:value="0.44747">
            <text:p>0.44747</text:p>
          </table:table-cell>
          <table:table-cell table:formula="of:=AVERAGE([.G7:.G11])" office:value-type="float" office:value="0.4527499999998">
            <text:p>0.45275</text:p>
          </table:table-cell>
          <table:table-cell table:formula="of:=AVERAGE([.H7:.H11])" office:value-type="float" office:value="0.451654">
            <text:p>0.451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3895">
            <text:p>0.53895</text:p>
          </table:table-cell>
          <table:table-cell office:value-type="float" office:value="0.5059">
            <text:p>0.5059</text:p>
          </table:table-cell>
          <table:table-cell office:value-type="float" office:value="0.533333333333">
            <text:p>0.5333333333</text:p>
          </table:table-cell>
          <table:table-cell office:value-type="float" office:value="0.50526">
            <text:p>0.50526</text:p>
          </table:table-cell>
          <table:table-cell table:formula="of:=ABS([.$B$2]-[.C4])" office:value-type="float" office:value="0.46185">
            <text:p>0.46185</text:p>
          </table:table-cell>
          <table:table-cell table:formula="of:=ABS([.$B$2]-[.D4])" office:value-type="float" office:value="0.434416666667">
            <text:p>0.4344166667</text:p>
          </table:table-cell>
          <table:table-cell table:formula="of:=ABS([.$B$2]-[.E4])" office:value-type="float" office:value="0.46249">
            <text:p>0.46249</text:p>
          </table:table-cell>
          <table:table-cell/>
          <table:table-cell office:value-type="float" office:value="30">
            <text:p>30</text:p>
          </table:table-cell>
          <table:table-cell table:formula="of:=AVERAGE([.F12:.F16])" office:value-type="float" office:value="0.43582">
            <text:p>0.43582</text:p>
          </table:table-cell>
          <table:table-cell table:formula="of:=AVERAGE([.G12:.G16])" office:value-type="float" office:value="0.42731666666684">
            <text:p>0.4273166667</text:p>
          </table:table-cell>
          <table:table-cell table:formula="of:=AVERAGE([.H12:.H16])" office:value-type="float" office:value="0.435574">
            <text:p>0.4355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9563">
            <text:p>0.29563</text:p>
          </table:table-cell>
          <table:table-cell office:value-type="float" office:value="0.20949">
            <text:p>0.20949</text:p>
          </table:table-cell>
          <table:table-cell office:value-type="float" office:value="0.233333333333">
            <text:p>0.2333333333</text:p>
          </table:table-cell>
          <table:table-cell office:value-type="float" office:value="0.2058">
            <text:p>0.2058</text:p>
          </table:table-cell>
          <table:table-cell table:formula="of:=ABS([.$B$2]-[.C5])" office:value-type="float" office:value="0.75826">
            <text:p>0.75826</text:p>
          </table:table-cell>
          <table:table-cell table:formula="of:=ABS([.$B$2]-[.D5])" office:value-type="float" office:value="0.734416666667">
            <text:p>0.7344166667</text:p>
          </table:table-cell>
          <table:table-cell table:formula="of:=ABS([.$B$2]-[.E5])" office:value-type="float" office:value="0.76195">
            <text:p>0.76195</text:p>
          </table:table-cell>
          <table:table-cell/>
          <table:table-cell office:value-type="float" office:value="40">
            <text:p>40</text:p>
          </table:table-cell>
          <table:table-cell table:formula="of:=AVERAGE([.F17:.F21])" office:value-type="float" office:value="0.437534">
            <text:p>0.437534</text:p>
          </table:table-cell>
          <table:table-cell table:formula="of:=AVERAGE([.G17:.G21])" office:value-type="float" office:value="0.43358333333354">
            <text:p>0.4335833333</text:p>
          </table:table-cell>
          <table:table-cell table:formula="of:=AVERAGE([.H17:.H21])" office:value-type="float" office:value="0.431816">
            <text:p>0.4318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7193">
            <text:p>0.07193</text:p>
          </table:table-cell>
          <table:table-cell table:number-columns-repeated="3" office:value-type="float" office:value="0">
            <text:p>0</text:p>
          </table:table-cell>
          <table:table-cell table:formula="of:=ABS([.$B$2]-[.C6])" office:value-type="float" office:value="0.96775">
            <text:p>0.96775</text:p>
          </table:table-cell>
          <table:table-cell table:formula="of:=ABS([.$B$2]-[.D6])" office:value-type="float" office:value="0.96775">
            <text:p>0.96775</text:p>
          </table:table-cell>
          <table:table-cell table:formula="of:=ABS([.$B$2]-[.E6])" office:value-type="float" office:value="0.96775">
            <text:p>0.96775</text:p>
          </table:table-cell>
          <table:table-cell/>
          <table:table-cell office:value-type="float" office:value="50">
            <text:p>50</text:p>
          </table:table-cell>
          <table:table-cell table:formula="of:=AVERAGE([.F22:.F26])" office:value-type="float" office:value="0.430564">
            <text:p>0.430564</text:p>
          </table:table-cell>
          <table:table-cell table:formula="of:=AVERAGE([.G22:.G26])" office:value-type="float" office:value="0.42841666666646">
            <text:p>0.4284166667</text:p>
          </table:table-cell>
          <table:table-cell table:formula="of:=AVERAGE([.H22:.H26])" office:value-type="float" office:value="0.43091">
            <text:p>0.430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6775">
            <text:p>0.96775</text:p>
          </table:table-cell>
          <table:table-cell office:value-type="float" office:value="0.95182">
            <text:p>0.95182</text:p>
          </table:table-cell>
          <table:table-cell office:value-type="float" office:value="0.966666666667">
            <text:p>0.9666666667</text:p>
          </table:table-cell>
          <table:table-cell office:value-type="float" office:value="0.95271">
            <text:p>0.95271</text:p>
          </table:table-cell>
          <table:table-cell table:formula="of:=ABS([.$B$2]-[.C7])" office:value-type="float" office:value="0.01593">
            <text:p>0.01593</text:p>
          </table:table-cell>
          <table:table-cell table:formula="of:=ABS([.$B$2]-[.D7])" office:value-type="float" office:value="0.00108333333300015">
            <text:p>0.0010833333</text:p>
          </table:table-cell>
          <table:table-cell table:formula="of:=ABS([.$B$2]-[.E7])" office:value-type="float" office:value="0.0150400000000001">
            <text:p>0.01504</text:p>
          </table:table-cell>
          <table:table-cell/>
          <table:table-cell office:value-type="float" office:value="60">
            <text:p>60</text:p>
          </table:table-cell>
          <table:table-cell table:formula="of:=AVERAGE([.F27:.F31])" office:value-type="float" office:value="0.431258">
            <text:p>0.431258</text:p>
          </table:table-cell>
          <table:table-cell table:formula="of:=AVERAGE([.G27:.G31])" office:value-type="float" office:value="0.42676111111096">
            <text:p>0.4267611111</text:p>
          </table:table-cell>
          <table:table-cell table:formula="of:=AVERAGE([.H27:.H31])" office:value-type="float" office:value="0.42872">
            <text:p>0.428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4962">
            <text:p>0.84962</text:p>
          </table:table-cell>
          <table:table-cell office:value-type="float" office:value="0.80322">
            <text:p>0.80322</text:p>
          </table:table-cell>
          <table:table-cell office:value-type="float" office:value="0.825">
            <text:p>0.825</text:p>
          </table:table-cell>
          <table:table-cell office:value-type="float" office:value="0.80133">
            <text:p>0.80133</text:p>
          </table:table-cell>
          <table:table-cell table:formula="of:=ABS([.$B$2]-[.C8])" office:value-type="float" office:value="0.16453">
            <text:p>0.16453</text:p>
          </table:table-cell>
          <table:table-cell table:formula="of:=ABS([.$B$2]-[.D8])" office:value-type="float" office:value="0.14275">
            <text:p>0.14275</text:p>
          </table:table-cell>
          <table:table-cell table:formula="of:=ABS([.$B$2]-[.E8])" office:value-type="float" office:value="0.16642">
            <text:p>0.16642</text:p>
          </table:table-cell>
          <table:table-cell/>
          <table:table-cell office:value-type="float" office:value="70">
            <text:p>70</text:p>
          </table:table-cell>
          <table:table-cell table:formula="of:=AVERAGE([.F32:.F36])" office:value-type="float" office:value="0.429248">
            <text:p>0.429248</text:p>
          </table:table-cell>
          <table:table-cell table:formula="of:=AVERAGE([.G32:.G36])" office:value-type="float" office:value="0.4258452380953">
            <text:p>0.4258452381</text:p>
          </table:table-cell>
          <table:table-cell table:formula="of:=AVERAGE([.H32:.H36])" office:value-type="float" office:value="0.428238">
            <text:p>0.42823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3895">
            <text:p>0.53895</text:p>
          </table:table-cell>
          <table:table-cell office:value-type="float" office:value="0.51125">
            <text:p>0.51125</text:p>
          </table:table-cell>
          <table:table-cell office:value-type="float" office:value="0.516666666667">
            <text:p>0.5166666667</text:p>
          </table:table-cell>
          <table:table-cell office:value-type="float" office:value="0.5059">
            <text:p>0.5059</text:p>
          </table:table-cell>
          <table:table-cell table:formula="of:=ABS([.$B$2]-[.C9])" office:value-type="float" office:value="0.4565">
            <text:p>0.4565</text:p>
          </table:table-cell>
          <table:table-cell table:formula="of:=ABS([.$B$2]-[.D9])" office:value-type="float" office:value="0.451083333333">
            <text:p>0.4510833333</text:p>
          </table:table-cell>
          <table:table-cell table:formula="of:=ABS([.$B$2]-[.E9])" office:value-type="float" office:value="0.46185">
            <text:p>0.46185</text:p>
          </table:table-cell>
          <table:table-cell/>
          <table:table-cell office:value-type="float" office:value="80">
            <text:p>80</text:p>
          </table:table-cell>
          <table:table-cell table:formula="of:=AVERAGE([.F37:.F41])" office:value-type="float" office:value="0.42799">
            <text:p>0.42799</text:p>
          </table:table-cell>
          <table:table-cell table:formula="of:=AVERAGE([.G37:.G41])" office:value-type="float" office:value="0.42566666666646">
            <text:p>0.4256666667</text:p>
          </table:table-cell>
          <table:table-cell table:formula="of:=AVERAGE([.H37:.H41])" office:value-type="float" office:value="0.437534">
            <text:p>0.4375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9563">
            <text:p>0.29563</text:p>
          </table:table-cell>
          <table:table-cell office:value-type="float" office:value="0.26605">
            <text:p>0.26605</text:p>
          </table:table-cell>
          <table:table-cell office:value-type="float" office:value="0.266666666667">
            <text:p>0.2666666667</text:p>
          </table:table-cell>
          <table:table-cell office:value-type="float" office:value="0.25967">
            <text:p>0.25967</text:p>
          </table:table-cell>
          <table:table-cell table:formula="of:=ABS([.$B$2]-[.C10])" office:value-type="float" office:value="0.7017">
            <text:p>0.7017</text:p>
          </table:table-cell>
          <table:table-cell table:formula="of:=ABS([.$B$2]-[.D10])" office:value-type="float" office:value="0.701083333333">
            <text:p>0.7010833333</text:p>
          </table:table-cell>
          <table:table-cell table:formula="of:=ABS([.$B$2]-[.E10])" office:value-type="float" office:value="0.70808">
            <text:p>0.70808</text:p>
          </table:table-cell>
          <table:table-cell/>
          <table:table-cell office:value-type="float" office:value="90">
            <text:p>90</text:p>
          </table:table-cell>
          <table:table-cell table:formula="of:=AVERAGE([.F42:.F46])" office:value-type="float" office:value="0.426998">
            <text:p>0.426998</text:p>
          </table:table-cell>
          <table:table-cell table:formula="of:=AVERAGE([.G42:.G46])" office:value-type="float" office:value="0.42509444444432">
            <text:p>0.4250944444</text:p>
          </table:table-cell>
          <table:table-cell table:formula="of:=AVERAGE([.H42:.H46])" office:value-type="float" office:value="0.42471">
            <text:p>0.424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7193">
            <text:p>0.07193</text:p>
          </table:table-cell>
          <table:table-cell office:value-type="float" office:value="0.06906">
            <text:p>0.06906</text:p>
          </table:table-cell>
          <table:table-cell office:value-type="float" office:value="0">
            <text:p>0</text:p>
          </table:table-cell>
          <table:table-cell office:value-type="float" office:value="0.06087">
            <text:p>0.06087</text:p>
          </table:table-cell>
          <table:table-cell table:formula="of:=ABS([.$B$2]-[.C11])" office:value-type="float" office:value="0.89869">
            <text:p>0.89869</text:p>
          </table:table-cell>
          <table:table-cell table:formula="of:=ABS([.$B$2]-[.D11])" office:value-type="float" office:value="0.96775">
            <text:p>0.96775</text:p>
          </table:table-cell>
          <table:table-cell table:formula="of:=ABS([.$B$2]-[.E11])" office:value-type="float" office:value="0.90688">
            <text:p>0.90688</text:p>
          </table:table-cell>
          <table:table-cell/>
          <table:table-cell office:value-type="float" office:value="100">
            <text:p>100</text:p>
          </table:table-cell>
          <table:table-cell table:formula="of:=AVERAGE([.F47:.F51])" office:value-type="float" office:value="0.440812">
            <text:p>0.440812</text:p>
          </table:table-cell>
          <table:table-cell table:formula="of:=AVERAGE([.G47:.G51])" office:value-type="float" office:value="0.42575000000014">
            <text:p>0.42575</text:p>
          </table:table-cell>
          <table:table-cell table:formula="of:=AVERAGE([.H47:.H51])" office:value-type="float" office:value="0.430564">
            <text:p>0.43056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0.96775">
            <text:p>0.96775</text:p>
          </table:table-cell>
          <table:table-cell office:value-type="float" office:value="0.977777777778">
            <text:p>0.9777777778</text:p>
          </table:table-cell>
          <table:table-cell office:value-type="float" office:value="0.96864">
            <text:p>0.96864</text:p>
          </table:table-cell>
          <table:table-cell table:formula="of:=ABS([.$B$2]-[.C12])" office:value-type="float" office:value="0">
            <text:p>0</text:p>
          </table:table-cell>
          <table:table-cell table:formula="of:=ABS([.$B$2]-[.D12])" office:value-type="float" office:value="0.0100277777779999">
            <text:p>0.0100277778</text:p>
          </table:table-cell>
          <table:table-cell table:formula="of:=ABS([.$B$2]-[.E12])" office:value-type="float" office:value="0.000889999999999946">
            <text:p>0.00089</text:p>
          </table:table-cell>
          <table:table-cell/>
          <table:table-cell office:value-type="float" office:value="110">
            <text:p>110</text:p>
          </table:table-cell>
          <table:table-cell table:formula="of:=AVERAGE([.F52:.F56])" office:value-type="float" office:value="0.428">
            <text:p>0.428</text:p>
          </table:table-cell>
          <table:table-cell table:formula="of:=AVERAGE([.G52:.G56])" office:value-type="float" office:value="0.42290151515148">
            <text:p>0.4229015152</text:p>
          </table:table-cell>
          <table:table-cell table:formula="of:=AVERAGE([.H52:.H56])" office:value-type="float" office:value="0.42563">
            <text:p>0.4256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4962">
            <text:p>0.84962</text:p>
          </table:table-cell>
          <table:table-cell office:value-type="float" office:value="0.83487">
            <text:p>0.83487</text:p>
          </table:table-cell>
          <table:table-cell office:value-type="float" office:value="0.844444444444">
            <text:p>0.8444444444</text:p>
          </table:table-cell>
          <table:table-cell office:value-type="float" office:value="0.83594">
            <text:p>0.83594</text:p>
          </table:table-cell>
          <table:table-cell table:formula="of:=ABS([.$B$2]-[.C13])" office:value-type="float" office:value="0.13288">
            <text:p>0.13288</text:p>
          </table:table-cell>
          <table:table-cell table:formula="of:=ABS([.$B$2]-[.D13])" office:value-type="float" office:value="0.123305555556">
            <text:p>0.1233055556</text:p>
          </table:table-cell>
          <table:table-cell table:formula="of:=ABS([.$B$2]-[.E13])" office:value-type="float" office:value="0.13181">
            <text:p>0.13181</text:p>
          </table:table-cell>
          <table:table-cell/>
          <table:table-cell office:value-type="float" office:value="120">
            <text:p>120</text:p>
          </table:table-cell>
          <table:table-cell table:formula="of:=AVERAGE([.F57:.F61])" office:value-type="float" office:value="0.426384">
            <text:p>0.426384</text:p>
          </table:table-cell>
          <table:table-cell table:formula="of:=AVERAGE([.G57:.G61])" office:value-type="float" office:value="0.42537222222232">
            <text:p>0.4253722222</text:p>
          </table:table-cell>
          <table:table-cell table:formula="of:=AVERAGE([.H57:.H61])" office:value-type="float" office:value="0.425272">
            <text:p>0.42527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0.53895">
            <text:p>0.53895</text:p>
          </table:table-cell>
          <table:table-cell office:value-type="float" office:value="0.544444444444">
            <text:p>0.5444444444</text:p>
          </table:table-cell>
          <table:table-cell office:value-type="float" office:value="0.53895">
            <text:p>0.53895</text:p>
          </table:table-cell>
          <table:table-cell table:formula="of:=ABS([.$B$2]-[.C14])" office:value-type="float" office:value="0.4288">
            <text:p>0.4288</text:p>
          </table:table-cell>
          <table:table-cell table:formula="of:=ABS([.$B$2]-[.D14])" office:value-type="float" office:value="0.423305555556">
            <text:p>0.4233055556</text:p>
          </table:table-cell>
          <table:table-cell table:formula="of:=ABS([.$B$2]-[.E14])" office:value-type="float" office:value="0.4288">
            <text:p>0.4288</text:p>
          </table:table-cell>
          <table:table-cell/>
          <table:table-cell office:value-type="float" office:value="130">
            <text:p>130</text:p>
          </table:table-cell>
          <table:table-cell table:formula="of:=AVERAGE([.F62:.F66])" office:value-type="float" office:value="0.438852">
            <text:p>0.438852</text:p>
          </table:table-cell>
          <table:table-cell table:formula="of:=AVERAGE([.G62:.G66])" office:value-type="float" office:value="0.42364743589722">
            <text:p>0.4236474359</text:p>
          </table:table-cell>
          <table:table-cell table:formula="of:=AVERAGE([.H62:.H66])" office:value-type="float" office:value="0.426184">
            <text:p>0.42618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9563">
            <text:p>0.29563</text:p>
          </table:table-cell>
          <table:table-cell office:value-type="float" office:value="0.27481">
            <text:p>0.27481</text:p>
          </table:table-cell>
          <table:table-cell office:value-type="float" office:value="0.277777777778">
            <text:p>0.2777777778</text:p>
          </table:table-cell>
          <table:table-cell office:value-type="float" office:value="0.27481">
            <text:p>0.27481</text:p>
          </table:table-cell>
          <table:table-cell table:formula="of:=ABS([.$B$2]-[.C15])" office:value-type="float" office:value="0.69294">
            <text:p>0.69294</text:p>
          </table:table-cell>
          <table:table-cell table:formula="of:=ABS([.$B$2]-[.D15])" office:value-type="float" office:value="0.689972222222">
            <text:p>0.6899722222</text:p>
          </table:table-cell>
          <table:table-cell table:formula="of:=ABS([.$B$2]-[.E15])" office:value-type="float" office:value="0.69294">
            <text:p>0.69294</text:p>
          </table:table-cell>
          <table:table-cell/>
          <table:table-cell office:value-type="float" office:value="140">
            <text:p>140</text:p>
          </table:table-cell>
          <table:table-cell table:formula="of:=AVERAGE([.F67:.F71])" office:value-type="float" office:value="0.42504">
            <text:p>0.42504</text:p>
          </table:table-cell>
          <table:table-cell table:formula="of:=AVERAGE([.G67:.G71])" office:value-type="float" office:value="0.4237023809523">
            <text:p>0.423702381</text:p>
          </table:table-cell>
          <table:table-cell table:formula="of:=AVERAGE([.H67:.H71])" office:value-type="float" office:value="0.429248">
            <text:p>0.42924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7193">
            <text:p>0.07193</text:p>
          </table:table-cell>
          <table:table-cell office:value-type="float" office:value="0.04327">
            <text:p>0.04327</text:p>
          </table:table-cell>
          <table:table-cell office:value-type="float" office:value="0.0777777777778">
            <text:p>0.0777777778</text:p>
          </table:table-cell>
          <table:table-cell office:value-type="float" office:value="0.04432">
            <text:p>0.04432</text:p>
          </table:table-cell>
          <table:table-cell table:formula="of:=ABS([.$B$2]-[.C16])" office:value-type="float" office:value="0.92448">
            <text:p>0.92448</text:p>
          </table:table-cell>
          <table:table-cell table:formula="of:=ABS([.$B$2]-[.D16])" office:value-type="float" office:value="0.8899722222222">
            <text:p>0.8899722222</text:p>
          </table:table-cell>
          <table:table-cell table:formula="of:=ABS([.$B$2]-[.E16])" office:value-type="float" office:value="0.92343">
            <text:p>0.92343</text:p>
          </table:table-cell>
          <table:table-cell/>
          <table:table-cell office:value-type="float" office:value="150">
            <text:p>150</text:p>
          </table:table-cell>
          <table:table-cell table:formula="of:=AVERAGE([.F72:.F76])" office:value-type="float" office:value="0.439662">
            <text:p>0.439662</text:p>
          </table:table-cell>
          <table:table-cell table:formula="of:=AVERAGE([.G72:.G76])" office:value-type="float" office:value="0.4242055555554">
            <text:p>0.4242055556</text:p>
          </table:table-cell>
          <table:table-cell table:formula="of:=AVERAGE([.H72:.H76])" office:value-type="float" office:value="0.429932">
            <text:p>0.42993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6775">
            <text:p>0.96775</text:p>
          </table:table-cell>
          <table:table-cell office:value-type="float" office:value="0.95279">
            <text:p>0.95279</text:p>
          </table:table-cell>
          <table:table-cell office:value-type="float" office:value="0.958333333333">
            <text:p>0.9583333333</text:p>
          </table:table-cell>
          <table:table-cell office:value-type="float" office:value="0.95182">
            <text:p>0.95182</text:p>
          </table:table-cell>
          <table:table-cell table:formula="of:=ABS([.$B$2]-[.C17])" office:value-type="float" office:value="0.0149600000000001">
            <text:p>0.01496</text:p>
          </table:table-cell>
          <table:table-cell table:formula="of:=ABS([.$B$2]-[.D17])" office:value-type="float" office:value="0.00941666666700014">
            <text:p>0.0094166667</text:p>
          </table:table-cell>
          <table:table-cell table:formula="of:=ABS([.$B$2]-[.E17])" office:value-type="float" office:value="0.01593">
            <text:p>0.01593</text:p>
          </table:table-cell>
          <table:table-cell/>
          <table:table-cell office:value-type="float" office:value="160">
            <text:p>160</text:p>
          </table:table-cell>
          <table:table-cell table:formula="of:=AVERAGE([.F77:.F81])" office:value-type="float" office:value="0.425648">
            <text:p>0.425648</text:p>
          </table:table-cell>
          <table:table-cell table:formula="of:=AVERAGE([.G77:.G81])" office:value-type="float" office:value="0.42400000000014">
            <text:p>0.424</text:p>
          </table:table-cell>
          <table:table-cell table:formula="of:=AVERAGE([.H77:.H81])" office:value-type="float" office:value="0.42799">
            <text:p>0.4279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4962">
            <text:p>0.84962</text:p>
          </table:table-cell>
          <table:table-cell office:value-type="float" office:value="0.83198">
            <text:p>0.83198</text:p>
          </table:table-cell>
          <table:table-cell office:value-type="float" office:value="0.8375">
            <text:p>0.8375</text:p>
          </table:table-cell>
          <table:table-cell office:value-type="float" office:value="0.83011">
            <text:p>0.83011</text:p>
          </table:table-cell>
          <table:table-cell table:formula="of:=ABS([.$B$2]-[.C18])" office:value-type="float" office:value="0.13577">
            <text:p>0.13577</text:p>
          </table:table-cell>
          <table:table-cell table:formula="of:=ABS([.$B$2]-[.D18])" office:value-type="float" office:value="0.13025">
            <text:p>0.13025</text:p>
          </table:table-cell>
          <table:table-cell table:formula="of:=ABS([.$B$2]-[.E18])" office:value-type="float" office:value="0.13764">
            <text:p>0.13764</text:p>
          </table:table-cell>
          <table:table-cell/>
          <table:table-cell office:value-type="float" office:value="170">
            <text:p>170</text:p>
          </table:table-cell>
          <table:table-cell table:formula="of:=AVERAGE([.F82:.F86])" office:value-type="float" office:value="0.439218">
            <text:p>0.439218</text:p>
          </table:table-cell>
          <table:table-cell table:formula="of:=AVERAGE([.G82:.G86])" office:value-type="float" office:value="0.42343627450964">
            <text:p>0.4234362745</text:p>
          </table:table-cell>
          <table:table-cell table:formula="of:=AVERAGE([.H82:.H86])" office:value-type="float" office:value="0.423364">
            <text:p>0.42336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3895">
            <text:p>0.53895</text:p>
          </table:table-cell>
          <table:table-cell office:value-type="float" office:value="0.52145">
            <text:p>0.52145</text:p>
          </table:table-cell>
          <table:table-cell office:value-type="float" office:value="0.533333333333">
            <text:p>0.5333333333</text:p>
          </table:table-cell>
          <table:table-cell office:value-type="float" office:value="0.53715">
            <text:p>0.53715</text:p>
          </table:table-cell>
          <table:table-cell table:formula="of:=ABS([.$B$2]-[.C19])" office:value-type="float" office:value="0.4463">
            <text:p>0.4463</text:p>
          </table:table-cell>
          <table:table-cell table:formula="of:=ABS([.$B$2]-[.D19])" office:value-type="float" office:value="0.434416666667">
            <text:p>0.4344166667</text:p>
          </table:table-cell>
          <table:table-cell table:formula="of:=ABS([.$B$2]-[.E19])" office:value-type="float" office:value="0.4306">
            <text:p>0.4306</text:p>
          </table:table-cell>
          <table:table-cell/>
          <table:table-cell office:value-type="float" office:value="180">
            <text:p>180</text:p>
          </table:table-cell>
          <table:table-cell table:formula="of:=AVERAGE([.F87:.F91])" office:value-type="float" office:value="0.439218">
            <text:p>0.439218</text:p>
          </table:table-cell>
          <table:table-cell table:formula="of:=AVERAGE([.G87:.G91])" office:value-type="float" office:value="0.42268703703718">
            <text:p>0.422687037</text:p>
          </table:table-cell>
          <table:table-cell table:formula="of:=AVERAGE([.H87:.H91])" office:value-type="float" office:value="0.424764">
            <text:p>0.42476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9563">
            <text:p>0.29563</text:p>
          </table:table-cell>
          <table:table-cell office:value-type="float" office:value="0.2808">
            <text:p>0.2808</text:p>
          </table:table-cell>
          <table:table-cell office:value-type="float" office:value="0.283333333333">
            <text:p>0.2833333333</text:p>
          </table:table-cell>
          <table:table-cell office:value-type="float" office:value="0.29153">
            <text:p>0.29153</text:p>
          </table:table-cell>
          <table:table-cell table:formula="of:=ABS([.$B$2]-[.C20])" office:value-type="float" office:value="0.68695">
            <text:p>0.68695</text:p>
          </table:table-cell>
          <table:table-cell table:formula="of:=ABS([.$B$2]-[.D20])" office:value-type="float" office:value="0.684416666667">
            <text:p>0.6844166667</text:p>
          </table:table-cell>
          <table:table-cell table:formula="of:=ABS([.$B$2]-[.E20])" office:value-type="float" office:value="0.67622">
            <text:p>0.67622</text:p>
          </table:table-cell>
          <table:table-cell/>
          <table:table-cell office:value-type="float" office:value="190">
            <text:p>190</text:p>
          </table:table-cell>
          <table:table-cell table:formula="of:=AVERAGE([.F92:.F96])" office:value-type="float" office:value="0.425204">
            <text:p>0.425204</text:p>
          </table:table-cell>
          <table:table-cell table:formula="of:=AVERAGE([.G92:.G96])" office:value-type="float" office:value="0.42353947368422">
            <text:p>0.4235394737</text:p>
          </table:table-cell>
          <table:table-cell table:formula="of:=AVERAGE([.H92:.H96])" office:value-type="float" office:value="0.427122">
            <text:p>0.42712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7193">
            <text:p>0.07193</text:p>
          </table:table-cell>
          <table:table-cell office:value-type="float" office:value="0.06406">
            <text:p>0.06406</text:p>
          </table:table-cell>
          <table:table-cell office:value-type="float" office:value="0.0583333333333">
            <text:p>0.0583333333</text:p>
          </table:table-cell>
          <table:table-cell office:value-type="float" office:value="0.06906">
            <text:p>0.06906</text:p>
          </table:table-cell>
          <table:table-cell table:formula="of:=ABS([.$B$2]-[.C21])" office:value-type="float" office:value="0.90369">
            <text:p>0.90369</text:p>
          </table:table-cell>
          <table:table-cell table:formula="of:=ABS([.$B$2]-[.D21])" office:value-type="float" office:value="0.9094166666667">
            <text:p>0.9094166667</text:p>
          </table:table-cell>
          <table:table-cell table:formula="of:=ABS([.$B$2]-[.E21])" office:value-type="float" office:value="0.89869">
            <text:p>0.89869</text:p>
          </table:table-cell>
          <table:table-cell/>
          <table:table-cell office:value-type="float" office:value="200">
            <text:p>200</text:p>
          </table:table-cell>
          <table:table-cell table:formula="of:=AVERAGE([.F97:.F101])" office:value-type="float" office:value="0.439214">
            <text:p>0.439214</text:p>
          </table:table-cell>
          <table:table-cell table:formula="of:=AVERAGE([.G97:.G101])" office:value-type="float" office:value="0.42374999999986">
            <text:p>0.42375</text:p>
          </table:table-cell>
          <table:table-cell table:formula="of:=AVERAGE([.H97:.H101])" office:value-type="float" office:value="0.440812">
            <text:p>0.44081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6775">
            <text:p>0.96775</text:p>
          </table:table-cell>
          <table:table-cell office:value-type="float" office:value="0.96262">
            <text:p>0.96262</text:p>
          </table:table-cell>
          <table:table-cell office:value-type="float" office:value="0.966666666667">
            <text:p>0.9666666667</text:p>
          </table:table-cell>
          <table:table-cell office:value-type="float" office:value="0.96181">
            <text:p>0.96181</text:p>
          </table:table-cell>
          <table:table-cell table:formula="of:=ABS([.$B$2]-[.C22])" office:value-type="float" office:value="0.00513000000000008">
            <text:p>0.00513</text:p>
          </table:table-cell>
          <table:table-cell table:formula="of:=ABS([.$B$2]-[.D22])" office:value-type="float" office:value="0.00108333333300015">
            <text:p>0.0010833333</text:p>
          </table:table-cell>
          <table:table-cell table:formula="of:=ABS([.$B$2]-[.E22])" office:value-type="float" office:value="0.00594000000000006">
            <text:p>0.0059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4962">
            <text:p>0.84962</text:p>
          </table:table-cell>
          <table:table-cell office:value-type="float" office:value="0.84853">
            <text:p>0.84853</text:p>
          </table:table-cell>
          <table:table-cell office:value-type="float" office:value="0.846666666667">
            <text:p>0.8466666667</text:p>
          </table:table-cell>
          <table:table-cell office:value-type="float" office:value="0.84426">
            <text:p>0.84426</text:p>
          </table:table-cell>
          <table:table-cell table:formula="of:=ABS([.$B$2]-[.C23])" office:value-type="float" office:value="0.11922">
            <text:p>0.11922</text:p>
          </table:table-cell>
          <table:table-cell table:formula="of:=ABS([.$B$2]-[.D23])" office:value-type="float" office:value="0.121083333333">
            <text:p>0.1210833333</text:p>
          </table:table-cell>
          <table:table-cell table:formula="of:=ABS([.$B$2]-[.E23])" office:value-type="float" office:value="0.12349">
            <text:p>0.1234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3895">
            <text:p>0.53895</text:p>
          </table:table-cell>
          <table:table-cell office:value-type="float" office:value="0.52687">
            <text:p>0.52687</text:p>
          </table:table-cell>
          <table:table-cell office:value-type="float" office:value="0.53">
            <text:p>0.53</text:p>
          </table:table-cell>
          <table:table-cell office:value-type="float" office:value="0.53325">
            <text:p>0.53325</text:p>
          </table:table-cell>
          <table:table-cell table:formula="of:=ABS([.$B$2]-[.C24])" office:value-type="float" office:value="0.44088">
            <text:p>0.44088</text:p>
          </table:table-cell>
          <table:table-cell table:formula="of:=ABS([.$B$2]-[.D24])" office:value-type="float" office:value="0.43775">
            <text:p>0.43775</text:p>
          </table:table-cell>
          <table:table-cell table:formula="of:=ABS([.$B$2]-[.E24])" office:value-type="float" office:value="0.4345">
            <text:p>0.434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9563">
            <text:p>0.29563</text:p>
          </table:table-cell>
          <table:table-cell office:value-type="float" office:value="0.27885">
            <text:p>0.27885</text:p>
          </table:table-cell>
          <table:table-cell office:value-type="float" office:value="0.286666666667">
            <text:p>0.2866666667</text:p>
          </table:table-cell>
          <table:table-cell office:value-type="float" office:value="0.28082">
            <text:p>0.28082</text:p>
          </table:table-cell>
          <table:table-cell table:formula="of:=ABS([.$B$2]-[.C25])" office:value-type="float" office:value="0.6889">
            <text:p>0.6889</text:p>
          </table:table-cell>
          <table:table-cell table:formula="of:=ABS([.$B$2]-[.D25])" office:value-type="float" office:value="0.681083333333">
            <text:p>0.6810833333</text:p>
          </table:table-cell>
          <table:table-cell table:formula="of:=ABS([.$B$2]-[.E25])" office:value-type="float" office:value="0.68693">
            <text:p>0.6869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7193">
            <text:p>0.07193</text:p>
          </table:table-cell>
          <table:table-cell office:value-type="float" office:value="0.06906">
            <text:p>0.06906</text:p>
          </table:table-cell>
          <table:table-cell office:value-type="float" office:value="0.0666666666667">
            <text:p>0.0666666667</text:p>
          </table:table-cell>
          <table:table-cell office:value-type="float" office:value="0.06406">
            <text:p>0.06406</text:p>
          </table:table-cell>
          <table:table-cell table:formula="of:=ABS([.$B$2]-[.C26])" office:value-type="float" office:value="0.89869">
            <text:p>0.89869</text:p>
          </table:table-cell>
          <table:table-cell table:formula="of:=ABS([.$B$2]-[.D26])" office:value-type="float" office:value="0.9010833333333">
            <text:p>0.9010833333</text:p>
          </table:table-cell>
          <table:table-cell table:formula="of:=ABS([.$B$2]-[.E26])" office:value-type="float" office:value="0.90369">
            <text:p>0.9036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6775">
            <text:p>0.96775</text:p>
          </table:table-cell>
          <table:table-cell office:value-type="float" office:value="0.95279">
            <text:p>0.95279</text:p>
          </table:table-cell>
          <table:table-cell office:value-type="float" office:value="0.972222222222">
            <text:p>0.9722222222</text:p>
          </table:table-cell>
          <table:table-cell office:value-type="float" office:value="0.96775">
            <text:p>0.96775</text:p>
          </table:table-cell>
          <table:table-cell table:formula="of:=ABS([.$B$2]-[.C27])" office:value-type="float" office:value="0.0149600000000001">
            <text:p>0.01496</text:p>
          </table:table-cell>
          <table:table-cell table:formula="of:=ABS([.$B$2]-[.D27])" office:value-type="float" office:value="0.00447222222199983">
            <text:p>0.0044722222</text:p>
          </table:table-cell>
          <table:table-cell table:formula="of:=ABS([.$B$2]-[.E27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4962">
            <text:p>0.84962</text:p>
          </table:table-cell>
          <table:table-cell office:value-type="float" office:value="0.84002">
            <text:p>0.84002</text:p>
          </table:table-cell>
          <table:table-cell office:value-type="float" office:value="0.841666666667">
            <text:p>0.8416666667</text:p>
          </table:table-cell>
          <table:table-cell office:value-type="float" office:value="0.83487">
            <text:p>0.83487</text:p>
          </table:table-cell>
          <table:table-cell table:formula="of:=ABS([.$B$2]-[.C28])" office:value-type="float" office:value="0.12773">
            <text:p>0.12773</text:p>
          </table:table-cell>
          <table:table-cell table:formula="of:=ABS([.$B$2]-[.D28])" office:value-type="float" office:value="0.126083333333">
            <text:p>0.1260833333</text:p>
          </table:table-cell>
          <table:table-cell table:formula="of:=ABS([.$B$2]-[.E28])" office:value-type="float" office:value="0.13288">
            <text:p>0.1328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3895">
            <text:p>0.53895</text:p>
          </table:table-cell>
          <table:table-cell office:value-type="float" office:value="0.53692">
            <text:p>0.53692</text:p>
          </table:table-cell>
          <table:table-cell office:value-type="float" office:value="0.538888888889">
            <text:p>0.5388888889</text:p>
          </table:table-cell>
          <table:table-cell office:value-type="float" office:value="0.53895">
            <text:p>0.53895</text:p>
          </table:table-cell>
          <table:table-cell table:formula="of:=ABS([.$B$2]-[.C29])" office:value-type="float" office:value="0.43083">
            <text:p>0.43083</text:p>
          </table:table-cell>
          <table:table-cell table:formula="of:=ABS([.$B$2]-[.D29])" office:value-type="float" office:value="0.428861111111">
            <text:p>0.4288611111</text:p>
          </table:table-cell>
          <table:table-cell table:formula="of:=ABS([.$B$2]-[.E29])" office:value-type="float" office:value="0.4288">
            <text:p>0.428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9563">
            <text:p>0.29563</text:p>
          </table:table-cell>
          <table:table-cell office:value-type="float" office:value="0.2808">
            <text:p>0.2808</text:p>
          </table:table-cell>
          <table:table-cell office:value-type="float" office:value="0.288888888889">
            <text:p>0.2888888889</text:p>
          </table:table-cell>
          <table:table-cell office:value-type="float" office:value="0.29256">
            <text:p>0.29256</text:p>
          </table:table-cell>
          <table:table-cell table:formula="of:=ABS([.$B$2]-[.C30])" office:value-type="float" office:value="0.68695">
            <text:p>0.68695</text:p>
          </table:table-cell>
          <table:table-cell table:formula="of:=ABS([.$B$2]-[.D30])" office:value-type="float" office:value="0.678861111111">
            <text:p>0.6788611111</text:p>
          </table:table-cell>
          <table:table-cell table:formula="of:=ABS([.$B$2]-[.E30])" office:value-type="float" office:value="0.67519">
            <text:p>0.6751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float" office:value="0.07193">
            <text:p>0.07193</text:p>
          </table:table-cell>
          <table:table-cell office:value-type="float" office:value="0.0722222222222">
            <text:p>0.0722222222</text:p>
          </table:table-cell>
          <table:table-cell office:value-type="float" office:value="0.06102">
            <text:p>0.06102</text:p>
          </table:table-cell>
          <table:table-cell table:formula="of:=ABS([.$B$2]-[.C31])" office:value-type="float" office:value="0.89582">
            <text:p>0.89582</text:p>
          </table:table-cell>
          <table:table-cell table:formula="of:=ABS([.$B$2]-[.D31])" office:value-type="float" office:value="0.8955277777778">
            <text:p>0.8955277778</text:p>
          </table:table-cell>
          <table:table-cell table:formula="of:=ABS([.$B$2]-[.E31])" office:value-type="float" office:value="0.90673">
            <text:p>0.9067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6775">
            <text:p>0.96775</text:p>
          </table:table-cell>
          <table:table-cell office:value-type="float" office:value="0.95871">
            <text:p>0.95871</text:p>
          </table:table-cell>
          <table:table-cell office:value-type="float" office:value="0.961904761905">
            <text:p>0.9619047619</text:p>
          </table:table-cell>
          <table:table-cell office:value-type="float" office:value="0.95964">
            <text:p>0.95964</text:p>
          </table:table-cell>
          <table:table-cell table:formula="of:=ABS([.$B$2]-[.C32])" office:value-type="float" office:value="0.00904000000000005">
            <text:p>0.00904</text:p>
          </table:table-cell>
          <table:table-cell table:formula="of:=ABS([.$B$2]-[.D32])" office:value-type="float" office:value="0.00584523809500015">
            <text:p>0.0058452381</text:p>
          </table:table-cell>
          <table:table-cell table:formula="of:=ABS([.$B$2]-[.E32])" office:value-type="float" office:value="0.00811000000000006">
            <text:p>0.0081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4962">
            <text:p>0.84962</text:p>
          </table:table-cell>
          <table:table-cell office:value-type="float" office:value="0.84632">
            <text:p>0.84632</text:p>
          </table:table-cell>
          <table:table-cell office:value-type="float" office:value="0.847619047619">
            <text:p>0.8476190476</text:p>
          </table:table-cell>
          <table:table-cell office:value-type="float" office:value="0.8473">
            <text:p>0.8473</text:p>
          </table:table-cell>
          <table:table-cell table:formula="of:=ABS([.$B$2]-[.C33])" office:value-type="float" office:value="0.12143">
            <text:p>0.12143</text:p>
          </table:table-cell>
          <table:table-cell table:formula="of:=ABS([.$B$2]-[.D33])" office:value-type="float" office:value="0.120130952381">
            <text:p>0.1201309524</text:p>
          </table:table-cell>
          <table:table-cell table:formula="of:=ABS([.$B$2]-[.E33])" office:value-type="float" office:value="0.12045">
            <text:p>0.1204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float" office:value="0.53895">
            <text:p>0.53895</text:p>
          </table:table-cell>
          <table:table-cell office:value-type="float" office:value="0.533333333333">
            <text:p>0.5333333333</text:p>
          </table:table-cell>
          <table:table-cell office:value-type="float" office:value="0.54">
            <text:p>0.54</text:p>
          </table:table-cell>
          <table:table-cell table:formula="of:=ABS([.$B$2]-[.C34])" office:value-type="float" office:value="0.4288">
            <text:p>0.4288</text:p>
          </table:table-cell>
          <table:table-cell table:formula="of:=ABS([.$B$2]-[.D34])" office:value-type="float" office:value="0.434416666667">
            <text:p>0.4344166667</text:p>
          </table:table-cell>
          <table:table-cell table:formula="of:=ABS([.$B$2]-[.E34])" office:value-type="float" office:value="0.42775">
            <text:p>0.4277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9563">
            <text:p>0.29563</text:p>
          </table:table-cell>
          <table:table-cell office:value-type="float" office:value="0.28658">
            <text:p>0.28658</text:p>
          </table:table-cell>
          <table:table-cell office:value-type="float" office:value="0.290476190476">
            <text:p>0.2904761905</text:p>
          </table:table-cell>
          <table:table-cell office:value-type="float" office:value="0.28762">
            <text:p>0.28762</text:p>
          </table:table-cell>
          <table:table-cell table:formula="of:=ABS([.$B$2]-[.C35])" office:value-type="float" office:value="0.68117">
            <text:p>0.68117</text:p>
          </table:table-cell>
          <table:table-cell table:formula="of:=ABS([.$B$2]-[.D35])" office:value-type="float" office:value="0.677273809524">
            <text:p>0.6772738095</text:p>
          </table:table-cell>
          <table:table-cell table:formula="of:=ABS([.$B$2]-[.E35])" office:value-type="float" office:value="0.68013">
            <text:p>0.6801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7193">
            <text:p>0.07193</text:p>
          </table:table-cell>
          <table:table-cell office:value-type="float" office:value="0.06195">
            <text:p>0.06195</text:p>
          </table:table-cell>
          <table:table-cell office:value-type="float" office:value="0.0761904761905">
            <text:p>0.0761904762</text:p>
          </table:table-cell>
          <table:table-cell office:value-type="float" office:value="0.063">
            <text:p>0.063</text:p>
          </table:table-cell>
          <table:table-cell table:formula="of:=ABS([.$B$2]-[.C36])" office:value-type="float" office:value="0.9058">
            <text:p>0.9058</text:p>
          </table:table-cell>
          <table:table-cell table:formula="of:=ABS([.$B$2]-[.D36])" office:value-type="float" office:value="0.8915595238095">
            <text:p>0.8915595238</text:p>
          </table:table-cell>
          <table:table-cell table:formula="of:=ABS([.$B$2]-[.E36])" office:value-type="float" office:value="0.90475">
            <text:p>0.9047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6775">
            <text:p>0.96775</text:p>
          </table:table-cell>
          <table:table-cell office:value-type="float" office:value="0.96456">
            <text:p>0.96456</text:p>
          </table:table-cell>
          <table:table-cell office:value-type="float" office:value="0.966666666667">
            <text:p>0.9666666667</text:p>
          </table:table-cell>
          <table:table-cell office:value-type="float" office:value="0.95279">
            <text:p>0.95279</text:p>
          </table:table-cell>
          <table:table-cell table:formula="of:=ABS([.$B$2]-[.C37])" office:value-type="float" office:value="0.00319000000000003">
            <text:p>0.00319</text:p>
          </table:table-cell>
          <table:table-cell table:formula="of:=ABS([.$B$2]-[.D37])" office:value-type="float" office:value="0.00108333333300015">
            <text:p>0.0010833333</text:p>
          </table:table-cell>
          <table:table-cell table:formula="of:=ABS([.$B$2]-[.E37])" office:value-type="float" office:value="0.0149600000000001">
            <text:p>0.0149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4962">
            <text:p>0.84962</text:p>
          </table:table-cell>
          <table:table-cell office:value-type="float" office:value="0.84426">
            <text:p>0.84426</text:p>
          </table:table-cell>
          <table:table-cell office:value-type="float" office:value="0.84375">
            <text:p>0.84375</text:p>
          </table:table-cell>
          <table:table-cell office:value-type="float" office:value="0.83198">
            <text:p>0.83198</text:p>
          </table:table-cell>
          <table:table-cell table:formula="of:=ABS([.$B$2]-[.C38])" office:value-type="float" office:value="0.12349">
            <text:p>0.12349</text:p>
          </table:table-cell>
          <table:table-cell table:formula="of:=ABS([.$B$2]-[.D38])" office:value-type="float" office:value="0.124">
            <text:p>0.124</text:p>
          </table:table-cell>
          <table:table-cell table:formula="of:=ABS([.$B$2]-[.E38])" office:value-type="float" office:value="0.13577">
            <text:p>0.1357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3895">
            <text:p>0.53895</text:p>
          </table:table-cell>
          <table:table-cell office:value-type="float" office:value="0.53325">
            <text:p>0.53325</text:p>
          </table:table-cell>
          <table:table-cell office:value-type="float" office:value="0.541666666667">
            <text:p>0.5416666667</text:p>
          </table:table-cell>
          <table:table-cell office:value-type="float" office:value="0.52145">
            <text:p>0.52145</text:p>
          </table:table-cell>
          <table:table-cell table:formula="of:=ABS([.$B$2]-[.C39])" office:value-type="float" office:value="0.4345">
            <text:p>0.4345</text:p>
          </table:table-cell>
          <table:table-cell table:formula="of:=ABS([.$B$2]-[.D39])" office:value-type="float" office:value="0.426083333333">
            <text:p>0.4260833333</text:p>
          </table:table-cell>
          <table:table-cell table:formula="of:=ABS([.$B$2]-[.E39])" office:value-type="float" office:value="0.4463">
            <text:p>0.446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9563">
            <text:p>0.29563</text:p>
          </table:table-cell>
          <table:table-cell office:value-type="float" office:value="0.29267">
            <text:p>0.29267</text:p>
          </table:table-cell>
          <table:table-cell office:value-type="float" office:value="0.291666666667">
            <text:p>0.2916666667</text:p>
          </table:table-cell>
          <table:table-cell office:value-type="float" office:value="0.2808">
            <text:p>0.2808</text:p>
          </table:table-cell>
          <table:table-cell table:formula="of:=ABS([.$B$2]-[.C40])" office:value-type="float" office:value="0.67508">
            <text:p>0.67508</text:p>
          </table:table-cell>
          <table:table-cell table:formula="of:=ABS([.$B$2]-[.D40])" office:value-type="float" office:value="0.676083333333">
            <text:p>0.6760833333</text:p>
          </table:table-cell>
          <table:table-cell table:formula="of:=ABS([.$B$2]-[.E40])" office:value-type="float" office:value="0.68695">
            <text:p>0.6869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7193">
            <text:p>0.07193</text:p>
          </table:table-cell>
          <table:table-cell office:value-type="float" office:value="0.06406">
            <text:p>0.06406</text:p>
          </table:table-cell>
          <table:table-cell office:value-type="float" office:value="0.0666666666667">
            <text:p>0.0666666667</text:p>
          </table:table-cell>
          <table:table-cell office:value-type="float" office:value="0.06406">
            <text:p>0.06406</text:p>
          </table:table-cell>
          <table:table-cell table:formula="of:=ABS([.$B$2]-[.C41])" office:value-type="float" office:value="0.90369">
            <text:p>0.90369</text:p>
          </table:table-cell>
          <table:table-cell table:formula="of:=ABS([.$B$2]-[.D41])" office:value-type="float" office:value="0.9010833333333">
            <text:p>0.9010833333</text:p>
          </table:table-cell>
          <table:table-cell table:formula="of:=ABS([.$B$2]-[.E41])" office:value-type="float" office:value="0.90369">
            <text:p>0.9036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number-columns-repeated="2" office:value-type="float" office:value="0.96775">
            <text:p>0.96775</text:p>
          </table:table-cell>
          <table:table-cell office:value-type="float" office:value="0.97037037037">
            <text:p>0.9703703704</text:p>
          </table:table-cell>
          <table:table-cell office:value-type="float" office:value="0.96853">
            <text:p>0.96853</text:p>
          </table:table-cell>
          <table:table-cell table:formula="of:=ABS([.$B$2]-[.C42])" office:value-type="float" office:value="0">
            <text:p>0</text:p>
          </table:table-cell>
          <table:table-cell table:formula="of:=ABS([.$B$2]-[.D42])" office:value-type="float" office:value="0.00262037036999985">
            <text:p>0.0026203704</text:p>
          </table:table-cell>
          <table:table-cell table:formula="of:=ABS([.$B$2]-[.E42])" office:value-type="float" office:value="0.000780000000000003">
            <text:p>0.0007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4962">
            <text:p>0.84962</text:p>
          </table:table-cell>
          <table:table-cell office:value-type="float" office:value="0.84632">
            <text:p>0.84632</text:p>
          </table:table-cell>
          <table:table-cell office:value-type="float" office:value="0.848148148148">
            <text:p>0.8481481481</text:p>
          </table:table-cell>
          <table:table-cell office:value-type="float" office:value="0.84632">
            <text:p>0.84632</text:p>
          </table:table-cell>
          <table:table-cell table:formula="of:=ABS([.$B$2]-[.C43])" office:value-type="float" office:value="0.12143">
            <text:p>0.12143</text:p>
          </table:table-cell>
          <table:table-cell table:formula="of:=ABS([.$B$2]-[.D43])" office:value-type="float" office:value="0.119601851852">
            <text:p>0.1196018519</text:p>
          </table:table-cell>
          <table:table-cell table:formula="of:=ABS([.$B$2]-[.E43])" office:value-type="float" office:value="0.12143">
            <text:p>0.1214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table:number-columns-repeated="2" office:value-type="float" office:value="0.53895">
            <text:p>0.53895</text:p>
          </table:table-cell>
          <table:table-cell office:value-type="float" office:value="0.537037037037">
            <text:p>0.537037037</text:p>
          </table:table-cell>
          <table:table-cell office:value-type="float" office:value="0.53895">
            <text:p>0.53895</text:p>
          </table:table-cell>
          <table:table-cell table:formula="of:=ABS([.$B$2]-[.C44])" office:value-type="float" office:value="0.4288">
            <text:p>0.4288</text:p>
          </table:table-cell>
          <table:table-cell table:formula="of:=ABS([.$B$2]-[.D44])" office:value-type="float" office:value="0.430712962963">
            <text:p>0.430712963</text:p>
          </table:table-cell>
          <table:table-cell table:formula="of:=ABS([.$B$2]-[.E44])" office:value-type="float" office:value="0.4288">
            <text:p>0.428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9563">
            <text:p>0.29563</text:p>
          </table:table-cell>
          <table:table-cell office:value-type="float" office:value="0.28571">
            <text:p>0.28571</text:p>
          </table:table-cell>
          <table:table-cell office:value-type="float" office:value="0.292592592593">
            <text:p>0.2925925926</text:p>
          </table:table-cell>
          <table:table-cell office:value-type="float" office:value="0.29688">
            <text:p>0.29688</text:p>
          </table:table-cell>
          <table:table-cell table:formula="of:=ABS([.$B$2]-[.C45])" office:value-type="float" office:value="0.68204">
            <text:p>0.68204</text:p>
          </table:table-cell>
          <table:table-cell table:formula="of:=ABS([.$B$2]-[.D45])" office:value-type="float" office:value="0.675157407407">
            <text:p>0.6751574074</text:p>
          </table:table-cell>
          <table:table-cell table:formula="of:=ABS([.$B$2]-[.E45])" office:value-type="float" office:value="0.67087">
            <text:p>0.6708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7193">
            <text:p>0.07193</text:p>
          </table:table-cell>
          <table:table-cell office:value-type="float" office:value="0.06503">
            <text:p>0.06503</text:p>
          </table:table-cell>
          <table:table-cell office:value-type="float" office:value="0.0703703703704">
            <text:p>0.0703703704</text:p>
          </table:table-cell>
          <table:table-cell office:value-type="float" office:value="0.06608">
            <text:p>0.06608</text:p>
          </table:table-cell>
          <table:table-cell table:formula="of:=ABS([.$B$2]-[.C46])" office:value-type="float" office:value="0.90272">
            <text:p>0.90272</text:p>
          </table:table-cell>
          <table:table-cell table:formula="of:=ABS([.$B$2]-[.D46])" office:value-type="float" office:value="0.8973796296296">
            <text:p>0.8973796296</text:p>
          </table:table-cell>
          <table:table-cell table:formula="of:=ABS([.$B$2]-[.E46])" office:value-type="float" office:value="0.90167">
            <text:p>0.9016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96775">
            <text:p>0.96775</text:p>
          </table:table-cell>
          <table:table-cell office:value-type="float" office:value="0.96456">
            <text:p>0.96456</text:p>
          </table:table-cell>
          <table:table-cell office:value-type="float" office:value="0.963333333333">
            <text:p>0.9633333333</text:p>
          </table:table-cell>
          <table:table-cell office:value-type="float" office:value="0.96262">
            <text:p>0.96262</text:p>
          </table:table-cell>
          <table:table-cell table:formula="of:=ABS([.$B$2]-[.C47])" office:value-type="float" office:value="0.00319000000000003">
            <text:p>0.00319</text:p>
          </table:table-cell>
          <table:table-cell table:formula="of:=ABS([.$B$2]-[.D47])" office:value-type="float" office:value="0.00441666666700014">
            <text:p>0.0044166667</text:p>
          </table:table-cell>
          <table:table-cell table:formula="of:=ABS([.$B$2]-[.E47])" office:value-type="float" office:value="0.00513000000000008">
            <text:p>0.0051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84962">
            <text:p>0.84962</text:p>
          </table:table-cell>
          <table:table-cell office:value-type="float" office:value="0.84731">
            <text:p>0.84731</text:p>
          </table:table-cell>
          <table:table-cell office:value-type="float" office:value="0.845">
            <text:p>0.845</text:p>
          </table:table-cell>
          <table:table-cell office:value-type="float" office:value="0.84853">
            <text:p>0.84853</text:p>
          </table:table-cell>
          <table:table-cell table:formula="of:=ABS([.$B$2]-[.C48])" office:value-type="float" office:value="0.12044">
            <text:p>0.12044</text:p>
          </table:table-cell>
          <table:table-cell table:formula="of:=ABS([.$B$2]-[.D48])" office:value-type="float" office:value="0.12275">
            <text:p>0.12275</text:p>
          </table:table-cell>
          <table:table-cell table:formula="of:=ABS([.$B$2]-[.E48])" office:value-type="float" office:value="0.11922">
            <text:p>0.1192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53895">
            <text:p>0.53895</text:p>
          </table:table-cell>
          <table:table-cell office:value-type="float" office:value="0.53325">
            <text:p>0.53325</text:p>
          </table:table-cell>
          <table:table-cell office:value-type="float" office:value="0.535">
            <text:p>0.535</text:p>
          </table:table-cell>
          <table:table-cell office:value-type="float" office:value="0.52687">
            <text:p>0.52687</text:p>
          </table:table-cell>
          <table:table-cell table:formula="of:=ABS([.$B$2]-[.C49])" office:value-type="float" office:value="0.4345">
            <text:p>0.4345</text:p>
          </table:table-cell>
          <table:table-cell table:formula="of:=ABS([.$B$2]-[.D49])" office:value-type="float" office:value="0.43275">
            <text:p>0.43275</text:p>
          </table:table-cell>
          <table:table-cell table:formula="of:=ABS([.$B$2]-[.E49])" office:value-type="float" office:value="0.44088">
            <text:p>0.4408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29563">
            <text:p>0.29563</text:p>
          </table:table-cell>
          <table:table-cell office:value-type="float" office:value="0.28957">
            <text:p>0.28957</text:p>
          </table:table-cell>
          <table:table-cell office:value-type="float" office:value="0.293333333333">
            <text:p>0.2933333333</text:p>
          </table:table-cell>
          <table:table-cell office:value-type="float" office:value="0.27885">
            <text:p>0.27885</text:p>
          </table:table-cell>
          <table:table-cell table:formula="of:=ABS([.$B$2]-[.C50])" office:value-type="float" office:value="0.67818">
            <text:p>0.67818</text:p>
          </table:table-cell>
          <table:table-cell table:formula="of:=ABS([.$B$2]-[.D50])" office:value-type="float" office:value="0.674416666667">
            <text:p>0.6744166667</text:p>
          </table:table-cell>
          <table:table-cell table:formula="of:=ABS([.$B$2]-[.E50])" office:value-type="float" office:value="0.6889">
            <text:p>0.688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7193">
            <text:p>0.07193</text:p>
          </table:table-cell>
          <table:table-cell office:value-type="float" office:value="0">
            <text:p>0</text:p>
          </table:table-cell>
          <table:table-cell office:value-type="float" office:value="0.0733333333333">
            <text:p>0.0733333333</text:p>
          </table:table-cell>
          <table:table-cell office:value-type="float" office:value="0.06906">
            <text:p>0.06906</text:p>
          </table:table-cell>
          <table:table-cell table:formula="of:=ABS([.$B$2]-[.C51])" office:value-type="float" office:value="0.96775">
            <text:p>0.96775</text:p>
          </table:table-cell>
          <table:table-cell table:formula="of:=ABS([.$B$2]-[.D51])" office:value-type="float" office:value="0.8944166666667">
            <text:p>0.8944166667</text:p>
          </table:table-cell>
          <table:table-cell table:formula="of:=ABS([.$B$2]-[.E51])" office:value-type="float" office:value="0.89869">
            <text:p>0.89869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96775">
            <text:p>0.96775</text:p>
          </table:table-cell>
          <table:table-cell office:value-type="float" office:value="0.96456">
            <text:p>0.96456</text:p>
          </table:table-cell>
          <table:table-cell office:value-type="float" office:value="0.966666666667">
            <text:p>0.9666666667</text:p>
          </table:table-cell>
          <table:table-cell office:value-type="float" office:value="0.96456">
            <text:p>0.96456</text:p>
          </table:table-cell>
          <table:table-cell table:formula="of:=ABS([.$B$2]-[.C52])" office:value-type="float" office:value="0.00319000000000003">
            <text:p>0.00319</text:p>
          </table:table-cell>
          <table:table-cell table:formula="of:=ABS([.$B$2]-[.D52])" office:value-type="float" office:value="0.00108333333300015">
            <text:p>0.0010833333</text:p>
          </table:table-cell>
          <table:table-cell table:formula="of:=ABS([.$B$2]-[.E52])" office:value-type="float" office:value="0.00319000000000003">
            <text:p>0.00319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84962">
            <text:p>0.84962</text:p>
          </table:table-cell>
          <table:table-cell office:value-type="float" office:value="0.84731">
            <text:p>0.84731</text:p>
          </table:table-cell>
          <table:table-cell office:value-type="float" office:value="0.848484848485">
            <text:p>0.8484848485</text:p>
          </table:table-cell>
          <table:table-cell office:value-type="float" office:value="0.84817">
            <text:p>0.84817</text:p>
          </table:table-cell>
          <table:table-cell table:formula="of:=ABS([.$B$2]-[.C53])" office:value-type="float" office:value="0.12044">
            <text:p>0.12044</text:p>
          </table:table-cell>
          <table:table-cell table:formula="of:=ABS([.$B$2]-[.D53])" office:value-type="float" office:value="0.119265151515">
            <text:p>0.1192651515</text:p>
          </table:table-cell>
          <table:table-cell table:formula="of:=ABS([.$B$2]-[.E53])" office:value-type="float" office:value="0.11958">
            <text:p>0.11958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53895">
            <text:p>0.53895</text:p>
          </table:table-cell>
          <table:table-cell office:value-type="float" office:value="0.53325">
            <text:p>0.53325</text:p>
          </table:table-cell>
          <table:table-cell office:value-type="float" office:value="0.539393939394">
            <text:p>0.5393939394</text:p>
          </table:table-cell>
          <table:table-cell office:value-type="float" office:value="0.53325">
            <text:p>0.53325</text:p>
          </table:table-cell>
          <table:table-cell table:formula="of:=ABS([.$B$2]-[.C54])" office:value-type="float" office:value="0.4345">
            <text:p>0.4345</text:p>
          </table:table-cell>
          <table:table-cell table:formula="of:=ABS([.$B$2]-[.D54])" office:value-type="float" office:value="0.428356060606">
            <text:p>0.4283560606</text:p>
          </table:table-cell>
          <table:table-cell table:formula="of:=ABS([.$B$2]-[.E54])" office:value-type="float" office:value="0.4345">
            <text:p>0.4345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29563">
            <text:p>0.29563</text:p>
          </table:table-cell>
          <table:table-cell office:value-type="float" office:value="0.28957">
            <text:p>0.28957</text:p>
          </table:table-cell>
          <table:table-cell office:value-type="float" office:value="0.293939393939">
            <text:p>0.2939393939</text:p>
          </table:table-cell>
          <table:table-cell office:value-type="float" office:value="0.29052">
            <text:p>0.29052</text:p>
          </table:table-cell>
          <table:table-cell table:formula="of:=ABS([.$B$2]-[.C55])" office:value-type="float" office:value="0.67818">
            <text:p>0.67818</text:p>
          </table:table-cell>
          <table:table-cell table:formula="of:=ABS([.$B$2]-[.D55])" office:value-type="float" office:value="0.673810606061">
            <text:p>0.6738106061</text:p>
          </table:table-cell>
          <table:table-cell table:formula="of:=ABS([.$B$2]-[.E55])" office:value-type="float" office:value="0.67723">
            <text:p>0.67723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7193">
            <text:p>0.07193</text:p>
          </table:table-cell>
          <table:table-cell office:value-type="float" office:value="0.06406">
            <text:p>0.06406</text:p>
          </table:table-cell>
          <table:table-cell office:value-type="float" office:value="0.0757575757576">
            <text:p>0.0757575758</text:p>
          </table:table-cell>
          <table:table-cell office:value-type="float" office:value="0.0741">
            <text:p>0.0741</text:p>
          </table:table-cell>
          <table:table-cell table:formula="of:=ABS([.$B$2]-[.C56])" office:value-type="float" office:value="0.90369">
            <text:p>0.90369</text:p>
          </table:table-cell>
          <table:table-cell table:formula="of:=ABS([.$B$2]-[.D56])" office:value-type="float" office:value="0.8919924242424">
            <text:p>0.8919924242</text:p>
          </table:table-cell>
          <table:table-cell table:formula="of:=ABS([.$B$2]-[.E56])" office:value-type="float" office:value="0.89365">
            <text:p>0.89365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96775">
            <text:p>0.96775</text:p>
          </table:table-cell>
          <table:table-cell office:value-type="float" office:value="0.96085">
            <text:p>0.96085</text:p>
          </table:table-cell>
          <table:table-cell office:value-type="float" office:value="0.969444444444">
            <text:p>0.9694444444</text:p>
          </table:table-cell>
          <table:table-cell office:value-type="float" office:value="0.96886">
            <text:p>0.96886</text:p>
          </table:table-cell>
          <table:table-cell table:formula="of:=ABS([.$B$2]-[.C57])" office:value-type="float" office:value="0.00690000000000002">
            <text:p>0.0069</text:p>
          </table:table-cell>
          <table:table-cell table:formula="of:=ABS([.$B$2]-[.D57])" office:value-type="float" office:value="0.00169444444399991">
            <text:p>0.0016944444</text:p>
          </table:table-cell>
          <table:table-cell table:formula="of:=ABS([.$B$2]-[.E57])" office:value-type="float" office:value="0.00110999999999994">
            <text:p>0.00111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84962">
            <text:p>0.84962</text:p>
          </table:table-cell>
          <table:table-cell office:value-type="float" office:value="0.84853">
            <text:p>0.84853</text:p>
          </table:table-cell>
          <table:table-cell office:value-type="float" office:value="0.845833333333">
            <text:p>0.8458333333</text:p>
          </table:table-cell>
          <table:table-cell office:value-type="float" office:value="0.84002">
            <text:p>0.84002</text:p>
          </table:table-cell>
          <table:table-cell table:formula="of:=ABS([.$B$2]-[.C58])" office:value-type="float" office:value="0.11922">
            <text:p>0.11922</text:p>
          </table:table-cell>
          <table:table-cell table:formula="of:=ABS([.$B$2]-[.D58])" office:value-type="float" office:value="0.121916666667">
            <text:p>0.1219166667</text:p>
          </table:table-cell>
          <table:table-cell table:formula="of:=ABS([.$B$2]-[.E58])" office:value-type="float" office:value="0.12773">
            <text:p>0.12773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53895">
            <text:p>0.53895</text:p>
          </table:table-cell>
          <table:table-cell office:value-type="float" office:value="0.53692">
            <text:p>0.53692</text:p>
          </table:table-cell>
          <table:table-cell office:value-type="float" office:value="0.536111111111">
            <text:p>0.5361111111</text:p>
          </table:table-cell>
          <table:table-cell office:value-type="float" office:value="0.53692">
            <text:p>0.53692</text:p>
          </table:table-cell>
          <table:table-cell table:formula="of:=ABS([.$B$2]-[.C59])" office:value-type="float" office:value="0.43083">
            <text:p>0.43083</text:p>
          </table:table-cell>
          <table:table-cell table:formula="of:=ABS([.$B$2]-[.D59])" office:value-type="float" office:value="0.431638888889">
            <text:p>0.4316388889</text:p>
          </table:table-cell>
          <table:table-cell table:formula="of:=ABS([.$B$2]-[.E59])" office:value-type="float" office:value="0.43083">
            <text:p>0.43083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29563">
            <text:p>0.29563</text:p>
          </table:table-cell>
          <table:table-cell office:value-type="float" office:value="0.2886">
            <text:p>0.2886</text:p>
          </table:table-cell>
          <table:table-cell office:value-type="float" office:value="0.294444444444">
            <text:p>0.2944444444</text:p>
          </table:table-cell>
          <table:table-cell office:value-type="float" office:value="0.29688">
            <text:p>0.29688</text:p>
          </table:table-cell>
          <table:table-cell table:formula="of:=ABS([.$B$2]-[.C60])" office:value-type="float" office:value="0.67915">
            <text:p>0.67915</text:p>
          </table:table-cell>
          <table:table-cell table:formula="of:=ABS([.$B$2]-[.D60])" office:value-type="float" office:value="0.673305555556">
            <text:p>0.6733055556</text:p>
          </table:table-cell>
          <table:table-cell table:formula="of:=ABS([.$B$2]-[.E60])" office:value-type="float" office:value="0.67087">
            <text:p>0.67087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0.07193">
            <text:p>0.07193</text:p>
          </table:table-cell>
          <table:table-cell office:value-type="float" office:value="0.0694444444444">
            <text:p>0.0694444444</text:p>
          </table:table-cell>
          <table:table-cell office:value-type="float" office:value="0.07193">
            <text:p>0.07193</text:p>
          </table:table-cell>
          <table:table-cell table:formula="of:=ABS([.$B$2]-[.C61])" office:value-type="float" office:value="0.89582">
            <text:p>0.89582</text:p>
          </table:table-cell>
          <table:table-cell table:formula="of:=ABS([.$B$2]-[.D61])" office:value-type="float" office:value="0.8983055555556">
            <text:p>0.8983055556</text:p>
          </table:table-cell>
          <table:table-cell table:formula="of:=ABS([.$B$2]-[.E61])" office:value-type="float" office:value="0.89582">
            <text:p>0.89582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96775">
            <text:p>0.96775</text:p>
          </table:table-cell>
          <table:table-cell office:value-type="float" office:value="0.96562">
            <text:p>0.96562</text:p>
          </table:table-cell>
          <table:table-cell office:value-type="float" office:value="0.964102564103">
            <text:p>0.9641025641</text:p>
          </table:table-cell>
          <table:table-cell office:value-type="float" office:value="0.95574">
            <text:p>0.95574</text:p>
          </table:table-cell>
          <table:table-cell table:formula="of:=ABS([.$B$2]-[.C62])" office:value-type="float" office:value="0.00213000000000008">
            <text:p>0.00213</text:p>
          </table:table-cell>
          <table:table-cell table:formula="of:=ABS([.$B$2]-[.D62])" office:value-type="float" office:value="0.00364743589700012">
            <text:p>0.0036474359</text:p>
          </table:table-cell>
          <table:table-cell table:formula="of:=ABS([.$B$2]-[.E62])" office:value-type="float" office:value="0.0120100000000001">
            <text:p>0.01201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84962">
            <text:p>0.84962</text:p>
          </table:table-cell>
          <table:table-cell office:value-type="float" office:value="0.84632">
            <text:p>0.84632</text:p>
          </table:table-cell>
          <table:table-cell office:value-type="float" office:value="0.848717948718">
            <text:p>0.8487179487</text:p>
          </table:table-cell>
          <table:table-cell office:value-type="float" office:value="0.85043">
            <text:p>0.85043</text:p>
          </table:table-cell>
          <table:table-cell table:formula="of:=ABS([.$B$2]-[.C63])" office:value-type="float" office:value="0.12143">
            <text:p>0.12143</text:p>
          </table:table-cell>
          <table:table-cell table:formula="of:=ABS([.$B$2]-[.D63])" office:value-type="float" office:value="0.119032051282">
            <text:p>0.1190320513</text:p>
          </table:table-cell>
          <table:table-cell table:formula="of:=ABS([.$B$2]-[.E63])" office:value-type="float" office:value="0.11732">
            <text:p>0.11732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table:number-columns-repeated="2" office:value-type="float" office:value="0.53895">
            <text:p>0.53895</text:p>
          </table:table-cell>
          <table:table-cell office:value-type="float" office:value="0.541025641026">
            <text:p>0.541025641</text:p>
          </table:table-cell>
          <table:table-cell office:value-type="float" office:value="0.53596">
            <text:p>0.53596</text:p>
          </table:table-cell>
          <table:table-cell table:formula="of:=ABS([.$B$2]-[.C64])" office:value-type="float" office:value="0.4288">
            <text:p>0.4288</text:p>
          </table:table-cell>
          <table:table-cell table:formula="of:=ABS([.$B$2]-[.D64])" office:value-type="float" office:value="0.426724358974">
            <text:p>0.426724359</text:p>
          </table:table-cell>
          <table:table-cell table:formula="of:=ABS([.$B$2]-[.E64])" office:value-type="float" office:value="0.43179">
            <text:p>0.43179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29563">
            <text:p>0.29563</text:p>
          </table:table-cell>
          <table:table-cell office:value-type="float" office:value="0.2936">
            <text:p>0.2936</text:p>
          </table:table-cell>
          <table:table-cell office:value-type="float" office:value="0.294871794872">
            <text:p>0.2948717949</text:p>
          </table:table-cell>
          <table:table-cell office:value-type="float" office:value="0.29563">
            <text:p>0.29563</text:p>
          </table:table-cell>
          <table:table-cell table:formula="of:=ABS([.$B$2]-[.C65])" office:value-type="float" office:value="0.67415">
            <text:p>0.67415</text:p>
          </table:table-cell>
          <table:table-cell table:formula="of:=ABS([.$B$2]-[.D65])" office:value-type="float" office:value="0.672878205128">
            <text:p>0.6728782051</text:p>
          </table:table-cell>
          <table:table-cell table:formula="of:=ABS([.$B$2]-[.E65])" office:value-type="float" office:value="0.67212">
            <text:p>0.67212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7193">
            <text:p>0.07193</text:p>
          </table:table-cell>
          <table:table-cell office:value-type="float" office:value="0">
            <text:p>0</text:p>
          </table:table-cell>
          <table:table-cell office:value-type="float" office:value="0.0717948717949">
            <text:p>0.0717948718</text:p>
          </table:table-cell>
          <table:table-cell office:value-type="float" office:value="0.07007">
            <text:p>0.07007</text:p>
          </table:table-cell>
          <table:table-cell table:formula="of:=ABS([.$B$2]-[.C66])" office:value-type="float" office:value="0.96775">
            <text:p>0.96775</text:p>
          </table:table-cell>
          <table:table-cell table:formula="of:=ABS([.$B$2]-[.D66])" office:value-type="float" office:value="0.8959551282051">
            <text:p>0.8959551282</text:p>
          </table:table-cell>
          <table:table-cell table:formula="of:=ABS([.$B$2]-[.E66])" office:value-type="float" office:value="0.89768">
            <text:p>0.89768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96775">
            <text:p>0.96775</text:p>
          </table:table-cell>
          <table:table-cell office:value-type="float" office:value="0.96562">
            <text:p>0.96562</text:p>
          </table:table-cell>
          <table:table-cell office:value-type="float" office:value="0.966666666667">
            <text:p>0.9666666667</text:p>
          </table:table-cell>
          <table:table-cell office:value-type="float" office:value="0.95871">
            <text:p>0.95871</text:p>
          </table:table-cell>
          <table:table-cell table:formula="of:=ABS([.$B$2]-[.C67])" office:value-type="float" office:value="0.00213000000000008">
            <text:p>0.00213</text:p>
          </table:table-cell>
          <table:table-cell table:formula="of:=ABS([.$B$2]-[.D67])" office:value-type="float" office:value="0.00108333333300015">
            <text:p>0.0010833333</text:p>
          </table:table-cell>
          <table:table-cell table:formula="of:=ABS([.$B$2]-[.E67])" office:value-type="float" office:value="0.00904000000000005">
            <text:p>0.00904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84962">
            <text:p>0.84962</text:p>
          </table:table-cell>
          <table:table-cell office:value-type="float" office:value="0.84632">
            <text:p>0.84632</text:p>
          </table:table-cell>
          <table:table-cell office:value-type="float" office:value="0.846428571429">
            <text:p>0.8464285714</text:p>
          </table:table-cell>
          <table:table-cell office:value-type="float" office:value="0.84632">
            <text:p>0.84632</text:p>
          </table:table-cell>
          <table:table-cell table:formula="of:=ABS([.$B$2]-[.C68])" office:value-type="float" office:value="0.12143">
            <text:p>0.12143</text:p>
          </table:table-cell>
          <table:table-cell table:formula="of:=ABS([.$B$2]-[.D68])" office:value-type="float" office:value="0.121321428571">
            <text:p>0.1213214286</text:p>
          </table:table-cell>
          <table:table-cell table:formula="of:=ABS([.$B$2]-[.E68])" office:value-type="float" office:value="0.12143">
            <text:p>0.12143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table:number-columns-repeated="2" office:value-type="float" office:value="0.53895">
            <text:p>0.53895</text:p>
          </table:table-cell>
          <table:table-cell office:value-type="float" office:value="0.538095238095">
            <text:p>0.5380952381</text:p>
          </table:table-cell>
          <table:table-cell office:value-type="float" office:value="0.53895">
            <text:p>0.53895</text:p>
          </table:table-cell>
          <table:table-cell table:formula="of:=ABS([.$B$2]-[.C69])" office:value-type="float" office:value="0.4288">
            <text:p>0.4288</text:p>
          </table:table-cell>
          <table:table-cell table:formula="of:=ABS([.$B$2]-[.D69])" office:value-type="float" office:value="0.429654761905">
            <text:p>0.4296547619</text:p>
          </table:table-cell>
          <table:table-cell table:formula="of:=ABS([.$B$2]-[.E69])" office:value-type="float" office:value="0.4288">
            <text:p>0.4288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29563">
            <text:p>0.29563</text:p>
          </table:table-cell>
          <table:table-cell office:value-type="float" office:value="0.2936">
            <text:p>0.2936</text:p>
          </table:table-cell>
          <table:table-cell office:value-type="float" office:value="0.295238095238">
            <text:p>0.2952380952</text:p>
          </table:table-cell>
          <table:table-cell office:value-type="float" office:value="0.28658">
            <text:p>0.28658</text:p>
          </table:table-cell>
          <table:table-cell table:formula="of:=ABS([.$B$2]-[.C70])" office:value-type="float" office:value="0.67415">
            <text:p>0.67415</text:p>
          </table:table-cell>
          <table:table-cell table:formula="of:=ABS([.$B$2]-[.D70])" office:value-type="float" office:value="0.672511904762">
            <text:p>0.6725119048</text:p>
          </table:table-cell>
          <table:table-cell table:formula="of:=ABS([.$B$2]-[.E70])" office:value-type="float" office:value="0.68117">
            <text:p>0.68117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7193">
            <text:p>0.07193</text:p>
          </table:table-cell>
          <table:table-cell office:value-type="float" office:value="0.06906">
            <text:p>0.06906</text:p>
          </table:table-cell>
          <table:table-cell office:value-type="float" office:value="0.0738095238095">
            <text:p>0.0738095238</text:p>
          </table:table-cell>
          <table:table-cell office:value-type="float" office:value="0.06195">
            <text:p>0.06195</text:p>
          </table:table-cell>
          <table:table-cell table:formula="of:=ABS([.$B$2]-[.C71])" office:value-type="float" office:value="0.89869">
            <text:p>0.89869</text:p>
          </table:table-cell>
          <table:table-cell table:formula="of:=ABS([.$B$2]-[.D71])" office:value-type="float" office:value="0.8939404761905">
            <text:p>0.8939404762</text:p>
          </table:table-cell>
          <table:table-cell table:formula="of:=ABS([.$B$2]-[.E71])" office:value-type="float" office:value="0.9058">
            <text:p>0.9058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96775">
            <text:p>0.96775</text:p>
          </table:table-cell>
          <table:table-cell office:value-type="float" office:value="0.96456">
            <text:p>0.96456</text:p>
          </table:table-cell>
          <table:table-cell office:value-type="float" office:value="0.968888888889">
            <text:p>0.9688888889</text:p>
          </table:table-cell>
          <table:table-cell office:value-type="float" office:value="0.96181">
            <text:p>0.96181</text:p>
          </table:table-cell>
          <table:table-cell table:formula="of:=ABS([.$B$2]-[.C72])" office:value-type="float" office:value="0.00319000000000003">
            <text:p>0.00319</text:p>
          </table:table-cell>
          <table:table-cell table:formula="of:=ABS([.$B$2]-[.D72])" office:value-type="float" office:value="0.00113888888899982">
            <text:p>0.0011388889</text:p>
          </table:table-cell>
          <table:table-cell table:formula="of:=ABS([.$B$2]-[.E72])" office:value-type="float" office:value="0.00594000000000006">
            <text:p>0.00594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84962">
            <text:p>0.84962</text:p>
          </table:table-cell>
          <table:table-cell office:value-type="float" office:value="0.84426">
            <text:p>0.84426</text:p>
          </table:table-cell>
          <table:table-cell office:value-type="float" office:value="0.848888888889">
            <text:p>0.8488888889</text:p>
          </table:table-cell>
          <table:table-cell office:value-type="float" office:value="0.84426">
            <text:p>0.84426</text:p>
          </table:table-cell>
          <table:table-cell table:formula="of:=ABS([.$B$2]-[.C73])" office:value-type="float" office:value="0.12349">
            <text:p>0.12349</text:p>
          </table:table-cell>
          <table:table-cell table:formula="of:=ABS([.$B$2]-[.D73])" office:value-type="float" office:value="0.118861111111">
            <text:p>0.1188611111</text:p>
          </table:table-cell>
          <table:table-cell table:formula="of:=ABS([.$B$2]-[.E73])" office:value-type="float" office:value="0.12349">
            <text:p>0.12349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0.53895">
            <text:p>0.53895</text:p>
          </table:table-cell>
          <table:table-cell office:value-type="float" office:value="0.536666666667">
            <text:p>0.5366666667</text:p>
          </table:table-cell>
          <table:table-cell office:value-type="float" office:value="0.53325">
            <text:p>0.53325</text:p>
          </table:table-cell>
          <table:table-cell table:formula="of:=ABS([.$B$2]-[.C74])" office:value-type="float" office:value="0.4288">
            <text:p>0.4288</text:p>
          </table:table-cell>
          <table:table-cell table:formula="of:=ABS([.$B$2]-[.D74])" office:value-type="float" office:value="0.431083333333">
            <text:p>0.4310833333</text:p>
          </table:table-cell>
          <table:table-cell table:formula="of:=ABS([.$B$2]-[.E74])" office:value-type="float" office:value="0.4345">
            <text:p>0.4345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29563">
            <text:p>0.29563</text:p>
          </table:table-cell>
          <table:table-cell office:value-type="float" office:value="0.29267">
            <text:p>0.29267</text:p>
          </table:table-cell>
          <table:table-cell office:value-type="float" office:value="0.295555555556">
            <text:p>0.2955555556</text:p>
          </table:table-cell>
          <table:table-cell office:value-type="float" office:value="0.28571">
            <text:p>0.28571</text:p>
          </table:table-cell>
          <table:table-cell table:formula="of:=ABS([.$B$2]-[.C75])" office:value-type="float" office:value="0.67508">
            <text:p>0.67508</text:p>
          </table:table-cell>
          <table:table-cell table:formula="of:=ABS([.$B$2]-[.D75])" office:value-type="float" office:value="0.672194444444">
            <text:p>0.6721944444</text:p>
          </table:table-cell>
          <table:table-cell table:formula="of:=ABS([.$B$2]-[.E75])" office:value-type="float" office:value="0.68204">
            <text:p>0.68204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7193">
            <text:p>0.07193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6406">
            <text:p>0.06406</text:p>
          </table:table-cell>
          <table:table-cell table:formula="of:=ABS([.$B$2]-[.C76])" office:value-type="float" office:value="0.96775">
            <text:p>0.96775</text:p>
          </table:table-cell>
          <table:table-cell table:formula="of:=ABS([.$B$2]-[.D76])" office:value-type="float" office:value="0.89775">
            <text:p>0.89775</text:p>
          </table:table-cell>
          <table:table-cell table:formula="of:=ABS([.$B$2]-[.E76])" office:value-type="float" office:value="0.90369">
            <text:p>0.90369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96775">
            <text:p>0.96775</text:p>
          </table:table-cell>
          <table:table-cell office:value-type="float" office:value="0.96456">
            <text:p>0.96456</text:p>
          </table:table-cell>
          <table:table-cell office:value-type="float" office:value="0.965625">
            <text:p>0.965625</text:p>
          </table:table-cell>
          <table:table-cell office:value-type="float" office:value="0.96456">
            <text:p>0.96456</text:p>
          </table:table-cell>
          <table:table-cell table:formula="of:=ABS([.$B$2]-[.C77])" office:value-type="float" office:value="0.00319000000000003">
            <text:p>0.00319</text:p>
          </table:table-cell>
          <table:table-cell table:formula="of:=ABS([.$B$2]-[.D77])" office:value-type="float" office:value="0.00212500000000015">
            <text:p>0.002125</text:p>
          </table:table-cell>
          <table:table-cell table:formula="of:=ABS([.$B$2]-[.E77])" office:value-type="float" office:value="0.00319000000000003">
            <text:p>0.00319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84962">
            <text:p>0.84962</text:p>
          </table:table-cell>
          <table:table-cell office:value-type="float" office:value="0.84426">
            <text:p>0.84426</text:p>
          </table:table-cell>
          <table:table-cell office:value-type="float" office:value="0.846875">
            <text:p>0.846875</text:p>
          </table:table-cell>
          <table:table-cell office:value-type="float" office:value="0.84426">
            <text:p>0.84426</text:p>
          </table:table-cell>
          <table:table-cell table:formula="of:=ABS([.$B$2]-[.C78])" office:value-type="float" office:value="0.12349">
            <text:p>0.12349</text:p>
          </table:table-cell>
          <table:table-cell table:formula="of:=ABS([.$B$2]-[.D78])" office:value-type="float" office:value="0.120875">
            <text:p>0.120875</text:p>
          </table:table-cell>
          <table:table-cell table:formula="of:=ABS([.$B$2]-[.E78])" office:value-type="float" office:value="0.12349">
            <text:p>0.12349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table:number-columns-repeated="2" office:value-type="float" office:value="0.53895">
            <text:p>0.53895</text:p>
          </table:table-cell>
          <table:table-cell office:value-type="float" office:value="0.539583333333">
            <text:p>0.5395833333</text:p>
          </table:table-cell>
          <table:table-cell office:value-type="float" office:value="0.53325">
            <text:p>0.53325</text:p>
          </table:table-cell>
          <table:table-cell table:formula="of:=ABS([.$B$2]-[.C79])" office:value-type="float" office:value="0.4288">
            <text:p>0.4288</text:p>
          </table:table-cell>
          <table:table-cell table:formula="of:=ABS([.$B$2]-[.D79])" office:value-type="float" office:value="0.428166666667">
            <text:p>0.4281666667</text:p>
          </table:table-cell>
          <table:table-cell table:formula="of:=ABS([.$B$2]-[.E79])" office:value-type="float" office:value="0.4345">
            <text:p>0.4345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29563">
            <text:p>0.29563</text:p>
          </table:table-cell>
          <table:table-cell office:value-type="float" office:value="0.29267">
            <text:p>0.29267</text:p>
          </table:table-cell>
          <table:table-cell office:value-type="float" office:value="0.295833333333">
            <text:p>0.2958333333</text:p>
          </table:table-cell>
          <table:table-cell office:value-type="float" office:value="0.29267">
            <text:p>0.29267</text:p>
          </table:table-cell>
          <table:table-cell table:formula="of:=ABS([.$B$2]-[.C80])" office:value-type="float" office:value="0.67508">
            <text:p>0.67508</text:p>
          </table:table-cell>
          <table:table-cell table:formula="of:=ABS([.$B$2]-[.D80])" office:value-type="float" office:value="0.671916666667">
            <text:p>0.6719166667</text:p>
          </table:table-cell>
          <table:table-cell table:formula="of:=ABS([.$B$2]-[.E80])" office:value-type="float" office:value="0.67508">
            <text:p>0.67508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7193">
            <text:p>0.07193</text:p>
          </table:table-cell>
          <table:table-cell office:value-type="float" office:value="0.07007">
            <text:p>0.07007</text:p>
          </table:table-cell>
          <table:table-cell office:value-type="float" office:value="0.0708333333333">
            <text:p>0.0708333333</text:p>
          </table:table-cell>
          <table:table-cell office:value-type="float" office:value="0.06406">
            <text:p>0.06406</text:p>
          </table:table-cell>
          <table:table-cell table:formula="of:=ABS([.$B$2]-[.C81])" office:value-type="float" office:value="0.89768">
            <text:p>0.89768</text:p>
          </table:table-cell>
          <table:table-cell table:formula="of:=ABS([.$B$2]-[.D81])" office:value-type="float" office:value="0.8969166666667">
            <text:p>0.8969166667</text:p>
          </table:table-cell>
          <table:table-cell table:formula="of:=ABS([.$B$2]-[.E81])" office:value-type="float" office:value="0.90369">
            <text:p>0.90369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96775">
            <text:p>0.96775</text:p>
          </table:table-cell>
          <table:table-cell office:value-type="float" office:value="0.96562">
            <text:p>0.96562</text:p>
          </table:table-cell>
          <table:table-cell office:value-type="float" office:value="0.966666666667">
            <text:p>0.9666666667</text:p>
          </table:table-cell>
          <table:table-cell office:value-type="float" office:value="0.96775">
            <text:p>0.96775</text:p>
          </table:table-cell>
          <table:table-cell table:formula="of:=ABS([.$B$2]-[.C82])" office:value-type="float" office:value="0.00213000000000008">
            <text:p>0.00213</text:p>
          </table:table-cell>
          <table:table-cell table:formula="of:=ABS([.$B$2]-[.D82])" office:value-type="float" office:value="0.00108333333300015">
            <text:p>0.0010833333</text:p>
          </table:table-cell>
          <table:table-cell table:formula="of:=ABS([.$B$2]-[.E82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84962">
            <text:p>0.84962</text:p>
          </table:table-cell>
          <table:table-cell office:value-type="float" office:value="0.84545">
            <text:p>0.84545</text:p>
          </table:table-cell>
          <table:table-cell office:value-type="float" office:value="0.849019607843">
            <text:p>0.8490196078</text:p>
          </table:table-cell>
          <table:table-cell office:value-type="float" office:value="0.84632">
            <text:p>0.84632</text:p>
          </table:table-cell>
          <table:table-cell table:formula="of:=ABS([.$B$2]-[.C83])" office:value-type="float" office:value="0.1223">
            <text:p>0.1223</text:p>
          </table:table-cell>
          <table:table-cell table:formula="of:=ABS([.$B$2]-[.D83])" office:value-type="float" office:value="0.118730392157">
            <text:p>0.1187303922</text:p>
          </table:table-cell>
          <table:table-cell table:formula="of:=ABS([.$B$2]-[.E83])" office:value-type="float" office:value="0.12143">
            <text:p>0.12143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53895">
            <text:p>0.53895</text:p>
          </table:table-cell>
          <table:table-cell office:value-type="float" office:value="0.53596">
            <text:p>0.53596</text:p>
          </table:table-cell>
          <table:table-cell office:value-type="float" office:value="0.537254901961">
            <text:p>0.537254902</text:p>
          </table:table-cell>
          <table:table-cell office:value-type="float" office:value="0.53895">
            <text:p>0.53895</text:p>
          </table:table-cell>
          <table:table-cell table:formula="of:=ABS([.$B$2]-[.C84])" office:value-type="float" office:value="0.43179">
            <text:p>0.43179</text:p>
          </table:table-cell>
          <table:table-cell table:formula="of:=ABS([.$B$2]-[.D84])" office:value-type="float" office:value="0.430495098039">
            <text:p>0.430495098</text:p>
          </table:table-cell>
          <table:table-cell table:formula="of:=ABS([.$B$2]-[.E84])" office:value-type="float" office:value="0.4288">
            <text:p>0.4288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table:number-columns-repeated="2" office:value-type="float" office:value="0.29563">
            <text:p>0.29563</text:p>
          </table:table-cell>
          <table:table-cell office:value-type="float" office:value="0.296078431373">
            <text:p>0.2960784314</text:p>
          </table:table-cell>
          <table:table-cell office:value-type="float" office:value="0.29688">
            <text:p>0.29688</text:p>
          </table:table-cell>
          <table:table-cell table:formula="of:=ABS([.$B$2]-[.C85])" office:value-type="float" office:value="0.67212">
            <text:p>0.67212</text:p>
          </table:table-cell>
          <table:table-cell table:formula="of:=ABS([.$B$2]-[.D85])" office:value-type="float" office:value="0.671671568627">
            <text:p>0.6716715686</text:p>
          </table:table-cell>
          <table:table-cell table:formula="of:=ABS([.$B$2]-[.E85])" office:value-type="float" office:value="0.67087">
            <text:p>0.67087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7193">
            <text:p>0.07193</text:p>
          </table:table-cell>
          <table:table-cell office:value-type="float" office:value="0">
            <text:p>0</text:p>
          </table:table-cell>
          <table:table-cell office:value-type="float" office:value="0.0725490196078">
            <text:p>0.0725490196</text:p>
          </table:table-cell>
          <table:table-cell office:value-type="float" office:value="0.07203">
            <text:p>0.07203</text:p>
          </table:table-cell>
          <table:table-cell table:formula="of:=ABS([.$B$2]-[.C86])" office:value-type="float" office:value="0.96775">
            <text:p>0.96775</text:p>
          </table:table-cell>
          <table:table-cell table:formula="of:=ABS([.$B$2]-[.D86])" office:value-type="float" office:value="0.8952009803922">
            <text:p>0.8952009804</text:p>
          </table:table-cell>
          <table:table-cell table:formula="of:=ABS([.$B$2]-[.E86])" office:value-type="float" office:value="0.89572">
            <text:p>0.89572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96775">
            <text:p>0.96775</text:p>
          </table:table-cell>
          <table:table-cell office:value-type="float" office:value="0.96562">
            <text:p>0.96562</text:p>
          </table:table-cell>
          <table:table-cell office:value-type="float" office:value="0.968518518519">
            <text:p>0.9685185185</text:p>
          </table:table-cell>
          <table:table-cell office:value-type="float" office:value="0.96775">
            <text:p>0.96775</text:p>
          </table:table-cell>
          <table:table-cell table:formula="of:=ABS([.$B$2]-[.C87])" office:value-type="float" office:value="0.00213000000000008">
            <text:p>0.00213</text:p>
          </table:table-cell>
          <table:table-cell table:formula="of:=ABS([.$B$2]-[.D87])" office:value-type="float" office:value="0.000768518518999839">
            <text:p>0.0007685185</text:p>
          </table:table-cell>
          <table:table-cell table:formula="of:=ABS([.$B$2]-[.E87])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84962">
            <text:p>0.84962</text:p>
          </table:table-cell>
          <table:table-cell office:value-type="float" office:value="0.84545">
            <text:p>0.84545</text:p>
          </table:table-cell>
          <table:table-cell office:value-type="float" office:value="0.847222222222">
            <text:p>0.8472222222</text:p>
          </table:table-cell>
          <table:table-cell office:value-type="float" office:value="0.84632">
            <text:p>0.84632</text:p>
          </table:table-cell>
          <table:table-cell table:formula="of:=ABS([.$B$2]-[.C88])" office:value-type="float" office:value="0.1223">
            <text:p>0.1223</text:p>
          </table:table-cell>
          <table:table-cell table:formula="of:=ABS([.$B$2]-[.D88])" office:value-type="float" office:value="0.120527777778">
            <text:p>0.1205277778</text:p>
          </table:table-cell>
          <table:table-cell table:formula="of:=ABS([.$B$2]-[.E88])" office:value-type="float" office:value="0.12143">
            <text:p>0.12143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53895">
            <text:p>0.53895</text:p>
          </table:table-cell>
          <table:table-cell office:value-type="float" office:value="0.53596">
            <text:p>0.53596</text:p>
          </table:table-cell>
          <table:table-cell office:value-type="float" office:value="0.540740740741">
            <text:p>0.5407407407</text:p>
          </table:table-cell>
          <table:table-cell office:value-type="float" office:value="0.53895">
            <text:p>0.53895</text:p>
          </table:table-cell>
          <table:table-cell table:formula="of:=ABS([.$B$2]-[.C89])" office:value-type="float" office:value="0.43179">
            <text:p>0.43179</text:p>
          </table:table-cell>
          <table:table-cell table:formula="of:=ABS([.$B$2]-[.D89])" office:value-type="float" office:value="0.427009259259">
            <text:p>0.4270092593</text:p>
          </table:table-cell>
          <table:table-cell table:formula="of:=ABS([.$B$2]-[.E89])" office:value-type="float" office:value="0.4288">
            <text:p>0.4288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table:number-columns-repeated="2" office:value-type="float" office:value="0.29563">
            <text:p>0.29563</text:p>
          </table:table-cell>
          <table:table-cell office:value-type="float" office:value="0.296296296296">
            <text:p>0.2962962963</text:p>
          </table:table-cell>
          <table:table-cell office:value-type="float" office:value="0.29688">
            <text:p>0.29688</text:p>
          </table:table-cell>
          <table:table-cell table:formula="of:=ABS([.$B$2]-[.C90])" office:value-type="float" office:value="0.67212">
            <text:p>0.67212</text:p>
          </table:table-cell>
          <table:table-cell table:formula="of:=ABS([.$B$2]-[.D90])" office:value-type="float" office:value="0.671453703704">
            <text:p>0.6714537037</text:p>
          </table:table-cell>
          <table:table-cell table:formula="of:=ABS([.$B$2]-[.E90])" office:value-type="float" office:value="0.67087">
            <text:p>0.67087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7193">
            <text:p>0.07193</text:p>
          </table:table-cell>
          <table:table-cell office:value-type="float" office:value="0">
            <text:p>0</text:p>
          </table:table-cell>
          <table:table-cell office:value-type="float" office:value="0.0740740740741">
            <text:p>0.0740740741</text:p>
          </table:table-cell>
          <table:table-cell office:value-type="float" office:value="0.06503">
            <text:p>0.06503</text:p>
          </table:table-cell>
          <table:table-cell table:formula="of:=ABS([.$B$2]-[.C91])" office:value-type="float" office:value="0.96775">
            <text:p>0.96775</text:p>
          </table:table-cell>
          <table:table-cell table:formula="of:=ABS([.$B$2]-[.D91])" office:value-type="float" office:value="0.8936759259259">
            <text:p>0.8936759259</text:p>
          </table:table-cell>
          <table:table-cell table:formula="of:=ABS([.$B$2]-[.E91])" office:value-type="float" office:value="0.90272">
            <text:p>0.90272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96775">
            <text:p>0.96775</text:p>
          </table:table-cell>
          <table:table-cell office:value-type="float" office:value="0.96562">
            <text:p>0.96562</text:p>
          </table:table-cell>
          <table:table-cell office:value-type="float" office:value="0.965789473684">
            <text:p>0.9657894737</text:p>
          </table:table-cell>
          <table:table-cell office:value-type="float" office:value="0.96085">
            <text:p>0.96085</text:p>
          </table:table-cell>
          <table:table-cell table:formula="of:=ABS([.$B$2]-[.C92])" office:value-type="float" office:value="0.00213000000000008">
            <text:p>0.00213</text:p>
          </table:table-cell>
          <table:table-cell table:formula="of:=ABS([.$B$2]-[.D92])" office:value-type="float" office:value="0.00196052631600008">
            <text:p>0.0019605263</text:p>
          </table:table-cell>
          <table:table-cell table:formula="of:=ABS([.$B$2]-[.E92])" office:value-type="float" office:value="0.00690000000000002">
            <text:p>0.0069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84962">
            <text:p>0.84962</text:p>
          </table:table-cell>
          <table:table-cell office:value-type="float" office:value="0.84545">
            <text:p>0.84545</text:p>
          </table:table-cell>
          <table:table-cell office:value-type="float" office:value="0.849122807018">
            <text:p>0.849122807</text:p>
          </table:table-cell>
          <table:table-cell office:value-type="float" office:value="0.85043">
            <text:p>0.85043</text:p>
          </table:table-cell>
          <table:table-cell table:formula="of:=ABS([.$B$2]-[.C93])" office:value-type="float" office:value="0.1223">
            <text:p>0.1223</text:p>
          </table:table-cell>
          <table:table-cell table:formula="of:=ABS([.$B$2]-[.D93])" office:value-type="float" office:value="0.118627192982">
            <text:p>0.118627193</text:p>
          </table:table-cell>
          <table:table-cell table:formula="of:=ABS([.$B$2]-[.E93])" office:value-type="float" office:value="0.11732">
            <text:p>0.11732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53895">
            <text:p>0.53895</text:p>
          </table:table-cell>
          <table:table-cell office:value-type="float" office:value="0.53596">
            <text:p>0.53596</text:p>
          </table:table-cell>
          <table:table-cell office:value-type="float" office:value="0.538596491228">
            <text:p>0.5385964912</text:p>
          </table:table-cell>
          <table:table-cell office:value-type="float" office:value="0.53122">
            <text:p>0.53122</text:p>
          </table:table-cell>
          <table:table-cell table:formula="of:=ABS([.$B$2]-[.C94])" office:value-type="float" office:value="0.43179">
            <text:p>0.43179</text:p>
          </table:table-cell>
          <table:table-cell table:formula="of:=ABS([.$B$2]-[.D94])" office:value-type="float" office:value="0.429153508772">
            <text:p>0.4291535088</text:p>
          </table:table-cell>
          <table:table-cell table:formula="of:=ABS([.$B$2]-[.E94])" office:value-type="float" office:value="0.43653">
            <text:p>0.43653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table:number-columns-repeated="2" office:value-type="float" office:value="0.29563">
            <text:p>0.29563</text:p>
          </table:table-cell>
          <table:table-cell office:value-type="float" office:value="0.29649122807">
            <text:p>0.2964912281</text:p>
          </table:table-cell>
          <table:table-cell office:value-type="float" office:value="0.29057">
            <text:p>0.29057</text:p>
          </table:table-cell>
          <table:table-cell table:formula="of:=ABS([.$B$2]-[.C95])" office:value-type="float" office:value="0.67212">
            <text:p>0.67212</text:p>
          </table:table-cell>
          <table:table-cell table:formula="of:=ABS([.$B$2]-[.D95])" office:value-type="float" office:value="0.67125877193">
            <text:p>0.6712587719</text:p>
          </table:table-cell>
          <table:table-cell table:formula="of:=ABS([.$B$2]-[.E95])" office:value-type="float" office:value="0.67718">
            <text:p>0.67718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7193">
            <text:p>0.07193</text:p>
          </table:table-cell>
          <table:table-cell office:value-type="float" office:value="0.07007">
            <text:p>0.07007</text:p>
          </table:table-cell>
          <table:table-cell office:value-type="float" office:value="0.0710526315789">
            <text:p>0.0710526316</text:p>
          </table:table-cell>
          <table:table-cell office:value-type="float" office:value="0.07007">
            <text:p>0.07007</text:p>
          </table:table-cell>
          <table:table-cell table:formula="of:=ABS([.$B$2]-[.C96])" office:value-type="float" office:value="0.89768">
            <text:p>0.89768</text:p>
          </table:table-cell>
          <table:table-cell table:formula="of:=ABS([.$B$2]-[.D96])" office:value-type="float" office:value="0.8966973684211">
            <text:p>0.8966973684</text:p>
          </table:table-cell>
          <table:table-cell table:formula="of:=ABS([.$B$2]-[.E96])" office:value-type="float" office:value="0.89768">
            <text:p>0.89768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96775">
            <text:p>0.96775</text:p>
          </table:table-cell>
          <table:table-cell office:value-type="float" office:value="0.96456">
            <text:p>0.96456</text:p>
          </table:table-cell>
          <table:table-cell office:value-type="float" office:value="0.966666666667">
            <text:p>0.9666666667</text:p>
          </table:table-cell>
          <table:table-cell office:value-type="float" office:value="0.96456">
            <text:p>0.96456</text:p>
          </table:table-cell>
          <table:table-cell table:formula="of:=ABS([.$B$2]-[.C97])" office:value-type="float" office:value="0.00319000000000003">
            <text:p>0.00319</text:p>
          </table:table-cell>
          <table:table-cell table:formula="of:=ABS([.$B$2]-[.D97])" office:value-type="float" office:value="0.00108333333300015">
            <text:p>0.0010833333</text:p>
          </table:table-cell>
          <table:table-cell table:formula="of:=ABS([.$B$2]-[.E97])" office:value-type="float" office:value="0.00319000000000003">
            <text:p>0.00319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84962">
            <text:p>0.84962</text:p>
          </table:table-cell>
          <table:table-cell office:value-type="float" office:value="0.84853">
            <text:p>0.84853</text:p>
          </table:table-cell>
          <table:table-cell office:value-type="float" office:value="0.8475">
            <text:p>0.8475</text:p>
          </table:table-cell>
          <table:table-cell office:value-type="float" office:value="0.84731">
            <text:p>0.84731</text:p>
          </table:table-cell>
          <table:table-cell table:formula="of:=ABS([.$B$2]-[.C98])" office:value-type="float" office:value="0.11922">
            <text:p>0.11922</text:p>
          </table:table-cell>
          <table:table-cell table:formula="of:=ABS([.$B$2]-[.D98])" office:value-type="float" office:value="0.12025">
            <text:p>0.12025</text:p>
          </table:table-cell>
          <table:table-cell table:formula="of:=ABS([.$B$2]-[.E98])" office:value-type="float" office:value="0.12044">
            <text:p>0.12044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53895">
            <text:p>0.53895</text:p>
          </table:table-cell>
          <table:table-cell office:value-type="float" office:value="0.53692">
            <text:p>0.53692</text:p>
          </table:table-cell>
          <table:table-cell office:value-type="float" office:value="0.5375">
            <text:p>0.5375</text:p>
          </table:table-cell>
          <table:table-cell office:value-type="float" office:value="0.53325">
            <text:p>0.53325</text:p>
          </table:table-cell>
          <table:table-cell table:formula="of:=ABS([.$B$2]-[.C99])" office:value-type="float" office:value="0.43083">
            <text:p>0.43083</text:p>
          </table:table-cell>
          <table:table-cell table:formula="of:=ABS([.$B$2]-[.D99])" office:value-type="float" office:value="0.43025">
            <text:p>0.43025</text:p>
          </table:table-cell>
          <table:table-cell table:formula="of:=ABS([.$B$2]-[.E99])" office:value-type="float" office:value="0.4345">
            <text:p>0.4345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29563">
            <text:p>0.29563</text:p>
          </table:table-cell>
          <table:table-cell office:value-type="float" office:value="0.29267">
            <text:p>0.29267</text:p>
          </table:table-cell>
          <table:table-cell office:value-type="float" office:value="0.296666666667">
            <text:p>0.2966666667</text:p>
          </table:table-cell>
          <table:table-cell office:value-type="float" office:value="0.28957">
            <text:p>0.28957</text:p>
          </table:table-cell>
          <table:table-cell table:formula="of:=ABS([.$B$2]-[.C100])" office:value-type="float" office:value="0.67508">
            <text:p>0.67508</text:p>
          </table:table-cell>
          <table:table-cell table:formula="of:=ABS([.$B$2]-[.D100])" office:value-type="float" office:value="0.671083333333">
            <text:p>0.6710833333</text:p>
          </table:table-cell>
          <table:table-cell table:formula="of:=ABS([.$B$2]-[.E100])" office:value-type="float" office:value="0.67818">
            <text:p>0.67818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7193">
            <text:p>0.07193</text:p>
          </table:table-cell>
          <table:table-cell office:value-type="float" office:value="0">
            <text:p>0</text:p>
          </table:table-cell>
          <table:table-cell office:value-type="float" office:value="0.0716666666667">
            <text:p>0.0716666667</text:p>
          </table:table-cell>
          <table:table-cell office:value-type="float" office:value="0">
            <text:p>0</text:p>
          </table:table-cell>
          <table:table-cell table:formula="of:=ABS([.$B$2]-[.C101])" office:value-type="float" office:value="0.96775">
            <text:p>0.96775</text:p>
          </table:table-cell>
          <table:table-cell table:formula="of:=ABS([.$B$2]-[.D101])" office:value-type="float" office:value="0.8960833333333">
            <text:p>0.8960833333</text:p>
          </table:table-cell>
          <table:table-cell table:formula="of:=ABS([.$B$2]-[.E101])" office:value-type="float" office:value="0.96775">
            <text:p>0.967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02:30:22</dc:date>
    <meta:document-statistic meta:table-count="1" meta:cell-count="892" meta:object-count="1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>
        <chart:symbol-image/>
      </style:chart-properties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66cm" svg:height="11.191cm" xlink:href=".." xlink:type="simple" chart:class="chart:line" chart:style-name="ch1">
        <chart:subtitle svg:x="8.371cm" svg:y="0.581cm" chart:style-name="ch2">
          <text:p>Error Promedio Greater C0</text:p>
        </chart:subtitle>
        <chart:legend chart:legend-position="end" svg:x="17.205cm" svg:y="4.798cm" style:legend-expansion="high" chart:style-name="ch3"/>
        <chart:plot-area chart:style-name="ch4" table:cell-range-address="Sheet1.J1:Sheet1.M21" chart:data-source-has-labels="both" svg:x="2.11cm" svg:y="1.96cm" svg:width="13.677cm" svg:height="7.133cm">
          <chartooo:coordinate-region svg:x="3.022cm" svg:y="2.159cm" svg:width="12.486cm" svg:height="6.287cm"/>
          <chart:axis chart:dimension="x" chart:name="primary-x" chart:style-name="ch5" chartooo:axis-type="auto">
            <chartooo:date-scale/>
            <chart:title svg:x="8.322cm" svg:y="9.316cm" chart:style-name="ch6">
              <text:p>Buckets</text:p>
            </chart:title>
            <chart:categories table:cell-range-address="Sheet1.J2:Sheet1.J21"/>
          </chart:axis>
          <chart:axis chart:dimension="y" chart:name="primary-y" chart:style-name="ch7">
            <chart:title svg:x="1.119cm" svg:y="5.94cm" chart:style-name="ch8">
              <text:p>Error</text:p>
            </chart:title>
            <chart:grid chart:style-name="ch9" chart:class="major"/>
          </chart:axis>
          <chart:series chart:style-name="ch10" chart:values-cell-range-address="Sheet1.K2:Sheet1.K21" chart:label-cell-address="Sheet1.K1:Sheet1.K1" chart:class="chart:line">
            <chart:data-point chart:repeated="20"/>
          </chart:series>
          <chart:series chart:style-name="ch11" chart:values-cell-range-address="Sheet1.L2:Sheet1.L21" chart:label-cell-address="Sheet1.L1:Sheet1.L1" chart:class="chart:line">
            <chart:data-point chart:repeated="20"/>
          </chart:series>
          <chart:series chart:style-name="ch12" chart:values-cell-range-address="Sheet1.M2:Sheet1.M21" chart:label-cell-address="Sheet1.M1:Sheet1.M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. Error Clasico</text:p>
                <draw:g>
                  <svg:desc>Sheet1.K1:Sheet1.K1</svg:desc>
                </draw:g>
              </table:table-cell>
              <table:table-cell office:value-type="string">
                <text:p>Prom. Error Steps</text:p>
                <draw:g>
                  <svg:desc>Sheet1.L1:Sheet1.L1</svg:desc>
                </draw:g>
              </table:table-cell>
              <table:table-cell office:value-type="string">
                <text:p>Prom. Error Propi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2:Sheet1.J21</svg:desc>
                </draw:g>
              </table:table-cell>
              <table:table-cell office:value-type="float" office:value="0.48415">
                <text:p>0.48415</text:p>
                <draw:g>
                  <svg:desc>Sheet1.K2:Sheet1.K21</svg:desc>
                </draw:g>
              </table:table-cell>
              <table:table-cell office:value-type="float" office:value="0.4610833333336">
                <text:p>0.4610833333336</text:p>
                <draw:g>
                  <svg:desc>Sheet1.L2:Sheet1.L21</svg:desc>
                </draw:g>
              </table:table-cell>
              <table:table-cell office:value-type="float" office:value="0.485018">
                <text:p>0.485018</text:p>
                <draw:g>
                  <svg:desc>Sheet1.M2:Sheet1.M2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747">
                <text:p>0.44747</text:p>
              </table:table-cell>
              <table:table-cell office:value-type="float" office:value="0.4527499999998">
                <text:p>0.4527499999998</text:p>
              </table:table-cell>
              <table:table-cell office:value-type="float" office:value="0.451654">
                <text:p>0.4516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3582">
                <text:p>0.43582</text:p>
              </table:table-cell>
              <table:table-cell office:value-type="float" office:value="0.42731666666684">
                <text:p>0.42731666666684</text:p>
              </table:table-cell>
              <table:table-cell office:value-type="float" office:value="0.435574">
                <text:p>0.4355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37534">
                <text:p>0.437534</text:p>
              </table:table-cell>
              <table:table-cell office:value-type="float" office:value="0.43358333333354">
                <text:p>0.43358333333354</text:p>
              </table:table-cell>
              <table:table-cell office:value-type="float" office:value="0.431816">
                <text:p>0.4318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30564">
                <text:p>0.430564</text:p>
              </table:table-cell>
              <table:table-cell office:value-type="float" office:value="0.42841666666646">
                <text:p>0.42841666666646</text:p>
              </table:table-cell>
              <table:table-cell office:value-type="float" office:value="0.43091">
                <text:p>0.430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31258">
                <text:p>0.431258</text:p>
              </table:table-cell>
              <table:table-cell office:value-type="float" office:value="0.42676111111096">
                <text:p>0.42676111111096</text:p>
              </table:table-cell>
              <table:table-cell office:value-type="float" office:value="0.42872">
                <text:p>0.428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29248">
                <text:p>0.429248</text:p>
              </table:table-cell>
              <table:table-cell office:value-type="float" office:value="0.4258452380953">
                <text:p>0.4258452380953</text:p>
              </table:table-cell>
              <table:table-cell office:value-type="float" office:value="0.428238">
                <text:p>0.4282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2799">
                <text:p>0.42799</text:p>
              </table:table-cell>
              <table:table-cell office:value-type="float" office:value="0.42566666666646">
                <text:p>0.42566666666646</text:p>
              </table:table-cell>
              <table:table-cell office:value-type="float" office:value="0.437534">
                <text:p>0.4375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26998">
                <text:p>0.426998</text:p>
              </table:table-cell>
              <table:table-cell office:value-type="float" office:value="0.42509444444432">
                <text:p>0.42509444444432</text:p>
              </table:table-cell>
              <table:table-cell office:value-type="float" office:value="0.42471">
                <text:p>0.424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40812">
                <text:p>0.440812</text:p>
              </table:table-cell>
              <table:table-cell office:value-type="float" office:value="0.42575000000014">
                <text:p>0.42575000000014</text:p>
              </table:table-cell>
              <table:table-cell office:value-type="float" office:value="0.430564">
                <text:p>0.43056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28">
                <text:p>0.428</text:p>
              </table:table-cell>
              <table:table-cell office:value-type="float" office:value="0.42290151515148">
                <text:p>0.42290151515148</text:p>
              </table:table-cell>
              <table:table-cell office:value-type="float" office:value="0.42563">
                <text:p>0.425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26384">
                <text:p>0.426384</text:p>
              </table:table-cell>
              <table:table-cell office:value-type="float" office:value="0.42537222222232">
                <text:p>0.42537222222232</text:p>
              </table:table-cell>
              <table:table-cell office:value-type="float" office:value="0.425272">
                <text:p>0.4252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438852">
                <text:p>0.438852</text:p>
              </table:table-cell>
              <table:table-cell office:value-type="float" office:value="0.42364743589722">
                <text:p>0.42364743589722</text:p>
              </table:table-cell>
              <table:table-cell office:value-type="float" office:value="0.426184">
                <text:p>0.4261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2504">
                <text:p>0.42504</text:p>
              </table:table-cell>
              <table:table-cell office:value-type="float" office:value="0.4237023809523">
                <text:p>0.4237023809523</text:p>
              </table:table-cell>
              <table:table-cell office:value-type="float" office:value="0.429248">
                <text:p>0.4292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39662">
                <text:p>0.439662</text:p>
              </table:table-cell>
              <table:table-cell office:value-type="float" office:value="0.4242055555554">
                <text:p>0.4242055555554</text:p>
              </table:table-cell>
              <table:table-cell office:value-type="float" office:value="0.429932">
                <text:p>0.42993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25648">
                <text:p>0.425648</text:p>
              </table:table-cell>
              <table:table-cell office:value-type="float" office:value="0.42400000000014">
                <text:p>0.42400000000014</text:p>
              </table:table-cell>
              <table:table-cell office:value-type="float" office:value="0.42799">
                <text:p>0.4279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39218">
                <text:p>0.439218</text:p>
              </table:table-cell>
              <table:table-cell office:value-type="float" office:value="0.42343627450964">
                <text:p>0.42343627450964</text:p>
              </table:table-cell>
              <table:table-cell office:value-type="float" office:value="0.423364">
                <text:p>0.4233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39218">
                <text:p>0.439218</text:p>
              </table:table-cell>
              <table:table-cell office:value-type="float" office:value="0.42268703703718">
                <text:p>0.42268703703718</text:p>
              </table:table-cell>
              <table:table-cell office:value-type="float" office:value="0.424764">
                <text:p>0.42476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25204">
                <text:p>0.425204</text:p>
              </table:table-cell>
              <table:table-cell office:value-type="float" office:value="0.42353947368422">
                <text:p>0.42353947368422</text:p>
              </table:table-cell>
              <table:table-cell office:value-type="float" office:value="0.427122">
                <text:p>0.4271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39214">
                <text:p>0.439214</text:p>
              </table:table-cell>
              <table:table-cell office:value-type="float" office:value="0.42374999999986">
                <text:p>0.42374999999986</text:p>
              </table:table-cell>
              <table:table-cell office:value-type="float" office:value="0.440812">
                <text:p>0.440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